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cm" style:writing-mode="lr-tb"/>
    </style:style>
    <style:style style:name="T1_1" style:family="text">
      <style:text-properties style:font-name="Times New Roman" fo:font-size="15pt" style:font-name-asian="Times New Roman" style:font-size-asian="15pt" style:font-name-complex="Times New Roman" style:font-size-complex="15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fo:margin-top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fo:margin-top="0cm" style:writing-mode="lr-tb"/>
    </style:style>
    <style:style style:name="T3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center" fo:break-before="auto" fo:line-height="115%" fo:margin-top="0cm" style:writing-mode="lr-tb"/>
    </style:style>
    <style:style style:name="P5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_19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_19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_19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_19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text-align="justify" fo:break-before="auto" fo:text-indent="0.952cm" fo:line-height="115%" fo:margin-top="0cm" fo:margin-bottom="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2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11" style:family="text"/>
    <style:style style:name="T24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13" style:family="text"/>
    <style:style style:name="T24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15" style:family="text"/>
    <style:style style:name="T24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17" style:family="text"/>
    <style:style style:name="T24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19" style:family="text"/>
    <style:style style:name="T24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21" style:family="text"/>
    <style:style style:name="T24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23" style:family="text"/>
    <style:style style:name="T24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25" style:family="text"/>
    <style:style style:name="T24_2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27" style:family="text"/>
    <style:style style:name="T24_2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29" style:family="text"/>
    <style:style style:name="T24_3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31" style:family="text"/>
    <style:style style:name="T24_3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33" style:family="text"/>
    <style:style style:name="T24_3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35" style:family="text"/>
    <style:style style:name="T24_3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37" style:family="text"/>
    <style:style style:name="T24_3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39" style:family="text"/>
    <style:style style:name="T24_4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41" style:family="text"/>
    <style:style style:name="T24_4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43" style:family="text"/>
    <style:style style:name="T24_4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45" style:family="text"/>
    <style:style style:name="T24_4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47" style:family="text"/>
    <style:style style:name="T24_4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49" style:family="text"/>
    <style:style style:name="T24_5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51" style:family="text"/>
    <style:style style:name="T24_5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53" style:family="text"/>
    <style:style style:name="T24_5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55" style:family="text"/>
    <style:style style:name="T24_5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57" style:family="text"/>
    <style:style style:name="T24_5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59" style:family="text"/>
    <style:style style:name="T24_6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61" style:family="text"/>
    <style:style style:name="T24_6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63" style:family="text"/>
    <style:style style:name="T24_6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65" style:family="text"/>
    <style:style style:name="T24_6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67" style:family="text"/>
    <style:style style:name="T24_6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69" style:family="text"/>
    <style:style style:name="T24_7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71" style:family="text"/>
    <style:style style:name="T24_7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73" style:family="text"/>
    <style:style style:name="T24_7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75" style:family="text"/>
    <style:style style:name="T24_7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77" style:family="text"/>
    <style:style style:name="T24_7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4_79" style:family="text"/>
    <style:style style:name="T24_8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5" style:family="paragraph" style:parent-style-name="Standard">
      <style:paragraph-properties fo:text-align="justify" fo:break-before="auto" fo:text-indent="0.952cm" fo:line-height="115%" fo:margin-top="0cm" fo:margin-bottom="0.353cm" style:writing-mode="lr-tb"/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7" style:family="text"/>
    <style:style style:name="T25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9" style:family="text"/>
    <style:style style:name="T25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11" style:family="text"/>
    <style:style style:name="T25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13" style:family="text"/>
    <style:style style:name="T25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15" style:family="text"/>
    <style:style style:name="T25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17" style:family="text"/>
    <style:style style:name="T25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19" style:family="text"/>
    <style:style style:name="T25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21" style:family="text"/>
    <style:style style:name="T25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23" style:family="text"/>
    <style:style style:name="T25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25" style:family="text"/>
    <style:style style:name="T25_2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27" style:family="text"/>
    <style:style style:name="T25_2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29" style:family="text"/>
    <style:style style:name="T25_3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31" style:family="text"/>
    <style:style style:name="T25_3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33" style:family="text"/>
    <style:style style:name="T25_3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35" style:family="text"/>
    <style:style style:name="T25_3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37" style:family="text"/>
    <style:style style:name="T25_3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39" style:family="text"/>
    <style:style style:name="T25_4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41" style:family="text"/>
    <style:style style:name="T25_4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43" style:family="text"/>
    <style:style style:name="T25_4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5_45" style:family="text"/>
    <style:style style:name="T25_4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</office:automatic-styles>
  <office:body>
    <office:text>
      <text:p text:style-name="P1"><text:span text:style-name="T1_1">Lanternjack</text:span></text:p>
      <text:p text:style-name="P2"><text:span text:style-name="T2_1">[</text:span><text:span text:style-name="T2_2">Oneshot</text:span><text:span text:style-name="T2_3">]<text:s/>[</text:span><text:span text:style-name="T2_4">Dark</text:span><text:span text:style-name="T2_5">]<text:s/>[</text:span><text:span text:style-name="T2_6">Adventure</text:span><text:span text:style-name="T2_7">]<text:s/>[</text:span><text:span text:style-name="T2_8">Lovecraft</text:span><text:span text:style-name="T2_9">]</text:span></text:p>
      <text:p text:style-name="P3"><text:span text:style-name="T3_1">Johnny</text:span></text:p>
      <text:p text:style-name="P4"/>
      <text:p text:style-name="P5"><text:span text:style-name="T5_1">Przez</text:span><text:span text:style-name="T5_2"><text:s/></text:span><text:span text:style-name="T5_3">stulecia</text:span><text:span text:style-name="T5_4"><text:s/></text:span><text:span text:style-name="T5_5">wokół</text:span><text:span text:style-name="T5_6"><text:s/></text:span><text:span text:style-name="T5_7">zamku</text:span><text:span text:style-name="T5_8"><text:s/></text:span><text:span text:style-name="T5_9">Ponyville</text:span><text:span text:style-name="T5_10">,<text:s/></text:span><text:span text:style-name="T5_11">jak</text:span><text:span text:style-name="T5_12"><text:s/></text:span><text:span text:style-name="T5_13">i</text:span><text:span text:style-name="T5_14"><text:s/></text:span><text:span text:style-name="T5_15">położonej</text:span><text:span text:style-name="T5_16"><text:s/></text:span><text:span text:style-name="T5_17">nieopodal</text:span><text:span text:style-name="T5_18"><text:s/></text:span><text:span text:style-name="T5_19">wioski</text:span><text:span text:style-name="T5_20"><text:s/></text:span><text:span text:style-name="T5_21">narosła</text:span><text:span text:style-name="T5_22"><text:s/></text:span><text:span text:style-name="T5_23">moc</text:span><text:span text:style-name="T5_24"><text:s/></text:span><text:span text:style-name="T5_25">legend</text:span><text:span text:style-name="T5_26">.<text:s/></text:span><text:span text:style-name="T5_27">Każdy</text:span><text:span text:style-name="T5_28"><text:s/></text:span><text:span text:style-name="T5_29">niemal</text:span><text:span text:style-name="T5_30"><text:s/></text:span><text:span text:style-name="T5_31">tubylec</text:span><text:span text:style-name="T5_32">,<text:s/></text:span><text:span text:style-name="T5_33">zapytany</text:span><text:span text:style-name="T5_34">,<text:s/></text:span><text:span text:style-name="T5_35">gotów</text:span><text:span text:style-name="T5_36"><text:s/></text:span><text:span text:style-name="T5_37">jest</text:span><text:span text:style-name="T5_38"><text:s/></text:span><text:span text:style-name="T5_39">wieść</text:span><text:span text:style-name="T5_40"><text:s/></text:span><text:span text:style-name="T5_41">długie</text:span><text:span text:style-name="T5_42"><text:s/></text:span><text:span text:style-name="T5_43">opowieści</text:span><text:span text:style-name="T5_44"><text:s/></text:span><text:span text:style-name="T5_45">pełne</text:span><text:span text:style-name="T5_46"><text:s/></text:span><text:span text:style-name="T5_47">zabobonnych</text:span><text:span text:style-name="T5_48"><text:s/></text:span><text:span text:style-name="T5_49">przesądów</text:span><text:span text:style-name="T5_50">,<text:s/></text:span><text:span text:style-name="T5_51">z</text:span><text:span text:style-name="T5_52"><text:s/></text:span><text:span text:style-name="T5_53">których</text:span><text:span text:style-name="T5_54"><text:s/></text:span><text:span text:style-name="T5_55">jako</text:span><text:span text:style-name="T5_56"><text:s/></text:span><text:span text:style-name="T5_57">przykład</text:span><text:span text:style-name="T5_58"><text:s/></text:span><text:span text:style-name="T5_59">mogę</text:span><text:span text:style-name="T5_60"><text:s/></text:span><text:span text:style-name="T5_61">podać</text:span><text:span text:style-name="T5_62"><text:s/></text:span><text:span text:style-name="T5_63">historię</text:span><text:span text:style-name="T5_64"><text:s/></text:span><text:span text:style-name="T5_65">niejakiego</text:span><text:span text:style-name="T5_66"><text:s/></text:span><text:span text:style-name="T5_67">Lanternjacka</text:span><text:span text:style-name="T5_68">,<text:s/></text:span><text:span text:style-name="T5_69">słynnego</text:span><text:span text:style-name="T5_70"><text:s/></text:span><text:span text:style-name="T5_71">z</text:span><text:span text:style-name="T5_72"><text:s/></text:span><text:span text:style-name="T5_73">powodu</text:span><text:span text:style-name="T5_74"><text:s/></text:span><text:span text:style-name="T5_75">swoich</text:span><text:span text:style-name="T5_76"><text:s/></text:span><text:span text:style-name="T5_77">domniemanych</text:span><text:span text:style-name="T5_78"><text:s/></text:span><text:span text:style-name="T5_79">sukcesów</text:span><text:span text:style-name="T5_80"><text:s/></text:span><text:span text:style-name="T5_81">w</text:span><text:span text:style-name="T5_82"><text:s/></text:span><text:span text:style-name="T5_83">paktowaniu</text:span><text:span text:style-name="T5_84"><text:s/></text:span><text:span text:style-name="T5_85">ze</text:span><text:span text:style-name="T5_86"><text:s/></text:span><text:span text:style-name="T5_87">złymi</text:span><text:span text:style-name="T5_88"><text:s/></text:span><text:span text:style-name="T5_89">mocami</text:span><text:span text:style-name="T5_90">.<text:s/></text:span><text:span text:style-name="T5_91">Opowieść</text:span><text:span text:style-name="T5_92"><text:s/></text:span><text:span text:style-name="T5_93">tę</text:span><text:span text:style-name="T5_94"><text:s/></text:span><text:span text:style-name="T5_95">uważa</text:span><text:span text:style-name="T5_96"><text:s/></text:span><text:span text:style-name="T5_97">się</text:span><text:span text:style-name="T5_98"><text:s/></text:span><text:span text:style-name="T5_99">powszechnie</text:span><text:span text:style-name="T5_100"><text:s/></text:span><text:span text:style-name="T5_101">za</text:span><text:span text:style-name="T5_102"><text:s/></text:span><text:span text:style-name="T5_103">co</text:span><text:span text:style-name="T5_104"><text:s/></text:span><text:span text:style-name="T5_105">najwyżej</text:span><text:span text:style-name="T5_106"><text:s/></text:span><text:span text:style-name="T5_107">przyjemną</text:span><text:span text:style-name="T5_108"><text:s/></text:span><text:span text:style-name="T5_109">rozrywkę</text:span><text:span text:style-name="T5_110">,<text:s/></text:span><text:span text:style-name="T5_111">choć</text:span><text:span text:style-name="T5_112">,<text:s/></text:span><text:span text:style-name="T5_113">jak</text:span><text:span text:style-name="T5_114"><text:s/></text:span><text:span text:style-name="T5_115">sam</text:span><text:span text:style-name="T5_116"><text:s/></text:span><text:span text:style-name="T5_117">się</text:span><text:span text:style-name="T5_118"><text:s/></text:span><text:span text:style-name="T5_119">przekonałem</text:span><text:span text:style-name="T5_120">,<text:s/></text:span><text:span text:style-name="T5_121">przysłowie</text:span><text:span text:style-name="T5_122"><text:s/></text:span><text:span text:style-name="T5_123">o</text:span><text:span text:style-name="T5_124"><text:s/></text:span><text:span text:style-name="T5_125">jednym</text:span><text:span text:style-name="T5_126"><text:s/></text:span><text:span text:style-name="T5_127">ziarnie</text:span><text:span text:style-name="T5_128"><text:s/></text:span><text:span text:style-name="T5_129">prawdy</text:span><text:span text:style-name="T5_130"><text:s/></text:span><text:span text:style-name="T5_131">w</text:span><text:span text:style-name="T5_132"><text:s/></text:span><text:span text:style-name="T5_133">niektórych</text:span><text:span text:style-name="T5_134"><text:s/></text:span><text:span text:style-name="T5_135">przypadkach</text:span><text:span text:style-name="T5_136"><text:s/></text:span><text:span text:style-name="T5_137">bywa</text:span><text:span text:style-name="T5_138"><text:s/></text:span><text:span text:style-name="T5_139">zaskakująco</text:span><text:span text:style-name="T5_140"><text:s/></text:span><text:span text:style-name="T5_141">trafne</text:span><text:span text:style-name="T5_142">.</text:span></text:p>
      <text:p text:style-name="P6"><text:span text:style-name="T6_1">Pragnąc</text:span><text:span text:style-name="T6_2"><text:s/></text:span><text:span text:style-name="T6_3">rozpocząć</text:span><text:span text:style-name="T6_4"><text:s/></text:span><text:span text:style-name="T6_5">relację</text:span><text:span text:style-name="T6_6"><text:s/></text:span><text:span text:style-name="T6_7">z</text:span><text:span text:style-name="T6_8"><text:s/></text:span><text:span text:style-name="T6_9">dziwnych</text:span><text:span text:style-name="T6_10"><text:s/></text:span><text:span text:style-name="T6_11">zdarzeń</text:span><text:span text:style-name="T6_12">,<text:s/></text:span><text:span text:style-name="T6_13">których</text:span><text:span text:style-name="T6_14"><text:s/></text:span><text:span text:style-name="T6_15">byłem</text:span><text:span text:style-name="T6_16"><text:s/></text:span><text:span text:style-name="T6_17">naocznym</text:span><text:span text:style-name="T6_18"><text:s/></text:span><text:span text:style-name="T6_19">świadkiem</text:span><text:span text:style-name="T6_20">,<text:s/></text:span><text:span text:style-name="T6_21">muszę</text:span><text:span text:style-name="T6_22"><text:s/></text:span><text:span text:style-name="T6_23">koniecznie</text:span><text:span text:style-name="T6_24"><text:s/></text:span><text:span text:style-name="T6_25">przedstawić</text:span><text:span text:style-name="T6_26"><text:s/></text:span><text:span text:style-name="T6_27">naturę</text:span><text:span text:style-name="T6_28"><text:s/></text:span><text:span text:style-name="T6_29">problemu</text:span><text:span text:style-name="T6_30">,<text:s/></text:span><text:span text:style-name="T6_31">który</text:span><text:span text:style-name="T6_32"><text:s/></text:span><text:span text:style-name="T6_33">ostatniego</text:span><text:span text:style-name="T6_34"><text:s/></text:span><text:span text:style-name="T6_35">dnia</text:span><text:span text:style-name="T6_36"><text:s/></text:span><text:span text:style-name="T6_37">wyjątkowo</text:span><text:span text:style-name="T6_38"><text:s/></text:span><text:span text:style-name="T6_39">chłodnego</text:span><text:span text:style-name="T6_40"><text:s/></text:span><text:span text:style-name="T6_41">października</text:span><text:span text:style-name="T6_42"><text:s/></text:span><text:span text:style-name="T6_43">zawiódł</text:span><text:span text:style-name="T6_44"><text:s/></text:span><text:span text:style-name="T6_45">mnie</text:span><text:span text:style-name="T6_46"><text:s/></text:span><text:span text:style-name="T6_47">w</text:span><text:span text:style-name="T6_48"><text:s/></text:span><text:span text:style-name="T6_49">okolice</text:span><text:span text:style-name="T6_50"><text:s/></text:span><text:span text:style-name="T6_51">Ponyville</text:span><text:span text:style-name="T6_52">.<text:s/></text:span><text:span text:style-name="T6_53">Istotny</text:span><text:span text:style-name="T6_54"><text:s/></text:span><text:span text:style-name="T6_55">element</text:span><text:span text:style-name="T6_56"><text:s/></text:span><text:span text:style-name="T6_57">historii</text:span><text:span text:style-name="T6_58"><text:s/></text:span><text:span text:style-name="T6_59">stanowi</text:span><text:span text:style-name="T6_60"><text:s/></text:span><text:span text:style-name="T6_61">znajdujący</text:span><text:span text:style-name="T6_62"><text:s/></text:span><text:span text:style-name="T6_63">się</text:span><text:span text:style-name="T6_64"><text:s/></text:span><text:span text:style-name="T6_65">w</text:span><text:span text:style-name="T6_66"><text:s/></text:span><text:span text:style-name="T6_67">posiadaniu</text:span><text:span text:style-name="T6_68"><text:s/></text:span><text:span text:style-name="T6_69">mojej</text:span><text:span text:style-name="T6_70"><text:s/></text:span><text:span text:style-name="T6_71">rodziny</text:span><text:span text:style-name="T6_72"><text:s/></text:span><text:span text:style-name="T6_73">obszerny</text:span><text:span text:style-name="T6_74"><text:s/></text:span><text:span text:style-name="T6_75">księgozbiór</text:span><text:span text:style-name="T6_76">,<text:s/></text:span><text:span text:style-name="T6_77">którego</text:span><text:span text:style-name="T6_78"><text:s/></text:span><text:span text:style-name="T6_79">znaczną</text:span><text:span text:style-name="T6_80"><text:s/></text:span><text:span text:style-name="T6_81">część</text:span><text:span text:style-name="T6_82"><text:s/></text:span><text:span text:style-name="T6_83">stanowią</text:span><text:span text:style-name="T6_84"><text:s/></text:span><text:span text:style-name="T6_85">pamiętniki</text:span><text:span text:style-name="T6_86"><text:s/></text:span><text:span text:style-name="T6_87">z</text:span><text:span text:style-name="T6_88"><text:s/></text:span><text:span text:style-name="T6_89">dawno</text:span><text:span text:style-name="T6_90"><text:s/></text:span><text:span text:style-name="T6_91">minionych</text:span><text:span text:style-name="T6_92"><text:s/></text:span><text:span text:style-name="T6_93">dni</text:span><text:span text:style-name="T6_94">.<text:s/></text:span><text:span text:style-name="T6_95">Niezwykle</text:span><text:span text:style-name="T6_96"><text:s/></text:span><text:span text:style-name="T6_97">interesując</text:span><text:span text:style-name="T6_98"><text:s/></text:span><text:span text:style-name="T6_99">się</text:span><text:span text:style-name="T6_100"><text:s/></text:span><text:span text:style-name="T6_101">historią</text:span><text:span text:style-name="T6_102">,<text:s/></text:span><text:span text:style-name="T6_103">często</text:span><text:span text:style-name="T6_104"><text:s/></text:span><text:span text:style-name="T6_105">zagłębiałem</text:span><text:span text:style-name="T6_106"><text:s/></text:span><text:span text:style-name="T6_107">się</text:span><text:span text:style-name="T6_108"><text:s/></text:span><text:span text:style-name="T6_109">w</text:span><text:span text:style-name="T6_110"><text:s/></text:span><text:span text:style-name="T6_111">ich</text:span><text:span text:style-name="T6_112"><text:s/></text:span><text:span text:style-name="T6_113">lekturze</text:span><text:span text:style-name="T6_114">,<text:s/></text:span><text:span text:style-name="T6_115">odnajdując</text:span><text:span text:style-name="T6_116"><text:s/></text:span><text:span text:style-name="T6_117">w</text:span><text:span text:style-name="T6_118"><text:s/></text:span><text:span text:style-name="T6_119">tym</text:span><text:span text:style-name="T6_120"><text:s/></text:span><text:span text:style-name="T6_121">wiedzę</text:span><text:span text:style-name="T6_122">,<text:s/></text:span><text:span text:style-name="T6_123">której</text:span><text:span text:style-name="T6_124"><text:s/></text:span><text:span text:style-name="T6_125">w</text:span><text:span text:style-name="T6_126"><text:s/></text:span><text:span text:style-name="T6_127">inszych</text:span><text:span text:style-name="T6_128"><text:s/></text:span><text:span text:style-name="T6_129">źródłach</text:span><text:span text:style-name="T6_130"><text:s/></text:span><text:span text:style-name="T6_131">szukałbym</text:span><text:span text:style-name="T6_132"><text:s/></text:span><text:span text:style-name="T6_133">z</text:span><text:span text:style-name="T6_134"><text:s/></text:span><text:span text:style-name="T6_135">wielką</text:span><text:span text:style-name="T6_136"><text:s/></text:span><text:span text:style-name="T6_137">trudnością</text:span><text:span text:style-name="T6_138">.<text:s/></text:span><text:span text:style-name="T6_139">Nawet</text:span><text:span text:style-name="T6_140"><text:s/></text:span><text:span text:style-name="T6_141">jednak</text:span><text:span text:style-name="T6_142"><text:s/></text:span><text:span text:style-name="T6_143">owe</text:span><text:span text:style-name="T6_144"><text:s/></text:span><text:span text:style-name="T6_145">pamiętniki</text:span><text:span text:style-name="T6_146"><text:s/></text:span><text:span text:style-name="T6_147">nieraz</text:span><text:span text:style-name="T6_148"><text:s/></text:span><text:span text:style-name="T6_149">skąpiły</text:span><text:span text:style-name="T6_150"><text:s/></text:span><text:span text:style-name="T6_151">mi</text:span><text:span text:style-name="T6_152"><text:s/></text:span><text:span text:style-name="T6_153">informacji</text:span><text:span text:style-name="T6_154">,<text:s/></text:span><text:span text:style-name="T6_155">a</text:span><text:span text:style-name="T6_156"><text:s/></text:span><text:span text:style-name="T6_157">tchnięty</text:span><text:span text:style-name="T6_158"><text:s/></text:span><text:span text:style-name="T6_159">jakimś</text:span><text:span text:style-name="T6_160"><text:s/></text:span><text:span text:style-name="T6_161">niewytłumaczalnym</text:span><text:span text:style-name="T6_162"><text:s/></text:span><text:span text:style-name="T6_163">dla</text:span><text:span text:style-name="T6_164"><text:s/></text:span><text:span text:style-name="T6_165">mnie</text:span><text:span text:style-name="T6_166"><text:s/></text:span><text:span text:style-name="T6_167">impulsem</text:span><text:span text:style-name="T6_168"><text:s/></text:span><text:span text:style-name="T6_169">zdecydowałem</text:span><text:span text:style-name="T6_170"><text:s/></text:span><text:span text:style-name="T6_171">się</text:span><text:span text:style-name="T6_172"><text:s/></text:span><text:span text:style-name="T6_173">wyjaśnić</text:span><text:span text:style-name="T6_174"><text:s/></text:span><text:span text:style-name="T6_175">jedną</text:span><text:span text:style-name="T6_176"><text:s/></text:span><text:span text:style-name="T6_177">z</text:span><text:span text:style-name="T6_178"><text:s/></text:span><text:span text:style-name="T6_179">zawartych</text:span><text:span text:style-name="T6_180"><text:s/></text:span><text:span text:style-name="T6_181">pośród</text:span><text:span text:style-name="T6_182"><text:s/></text:span><text:span text:style-name="T6_183">tych</text:span><text:span text:style-name="T6_184"><text:s/></text:span><text:span text:style-name="T6_185">tekstów</text:span><text:span text:style-name="T6_186"><text:s/></text:span><text:span text:style-name="T6_187">tajemnic</text:span><text:span text:style-name="T6_188">,<text:s/></text:span><text:span text:style-name="T6_189">wyrażaną</text:span><text:span text:style-name="T6_190"><text:s/></text:span><text:span text:style-name="T6_191">jedynie</text:span><text:span text:style-name="T6_192"><text:s/></text:span><text:span text:style-name="T6_193">nazwą</text:span><text:span text:style-name="T6_194"><text:s/></text:span><text:span text:style-name="T6_195">Akry</text:span><text:span text:style-name="T6_196"><text:s/></text:span><text:span text:style-name="T6_197">Słodkich</text:span><text:span text:style-name="T6_198"><text:s/></text:span><text:span text:style-name="T6_199">Jabłek</text:span><text:span text:style-name="T6_200">.</text:span></text:p>
      <text:p text:style-name="P7"><text:span text:style-name="T7_1">Oczywiście</text:span><text:span text:style-name="T7_2">,<text:s/></text:span><text:span text:style-name="T7_3">nie</text:span><text:span text:style-name="T7_4"><text:s/></text:span><text:span text:style-name="T7_5">omieszkałem</text:span><text:span text:style-name="T7_6"><text:s/></text:span><text:span text:style-name="T7_7">przestudiować</text:span><text:span text:style-name="T7_8"><text:s/></text:span><text:span text:style-name="T7_9">wielu</text:span><text:span text:style-name="T7_10"><text:s/></text:span><text:span text:style-name="T7_11">map</text:span><text:span text:style-name="T7_12">,<text:s/></text:span><text:span text:style-name="T7_13">lecz</text:span><text:span text:style-name="T7_14"><text:s/></text:span><text:span text:style-name="T7_15">nawet</text:span><text:span text:style-name="T7_16"><text:s/></text:span><text:span text:style-name="T7_17">pilne</text:span><text:span text:style-name="T7_18"><text:s/></text:span><text:span text:style-name="T7_19">zagłębianie</text:span><text:span text:style-name="T7_20"><text:s/></text:span><text:span text:style-name="T7_21">się</text:span><text:span text:style-name="T7_22"><text:s/></text:span><text:span text:style-name="T7_23">w</text:span><text:span text:style-name="T7_24"><text:s/></text:span><text:span text:style-name="T7_25">najdokładniejsze</text:span><text:span text:style-name="T7_26"><text:s/></text:span><text:span text:style-name="T7_27">atlasy</text:span><text:span text:style-name="T7_28"><text:s/></text:span><text:span text:style-name="T7_29">nie</text:span><text:span text:style-name="T7_30"><text:s/></text:span><text:span text:style-name="T7_31">pozwoliło</text:span><text:span text:style-name="T7_32"><text:s/></text:span><text:span text:style-name="T7_33">mi</text:span><text:span text:style-name="T7_34"><text:s/></text:span><text:span text:style-name="T7_35">odnieść</text:span><text:span text:style-name="T7_36"><text:s/></text:span><text:span text:style-name="T7_37">jakiegoś</text:span><text:span text:style-name="T7_38"><text:s/></text:span><text:span text:style-name="T7_39">godnego</text:span><text:span text:style-name="T7_40"><text:s/></text:span><text:span text:style-name="T7_41">uwagi</text:span><text:span text:style-name="T7_42"><text:s/></text:span><text:span text:style-name="T7_43">sukcesu</text:span><text:span text:style-name="T7_44">.<text:s/></text:span><text:span text:style-name="T7_45">Podobnie</text:span><text:span text:style-name="T7_46"><text:s/></text:span><text:span text:style-name="T7_47">sprawy</text:span><text:span text:style-name="T7_48"><text:s/></text:span><text:span text:style-name="T7_49">się</text:span><text:span text:style-name="T7_50"><text:s/></text:span><text:span text:style-name="T7_51">miały</text:span><text:span text:style-name="T7_52">,<text:s/></text:span><text:span text:style-name="T7_53">gdy</text:span><text:span text:style-name="T7_54"><text:s/></text:span><text:span text:style-name="T7_55">próbowałem</text:span><text:span text:style-name="T7_56"><text:s/></text:span><text:span text:style-name="T7_57">rozpytywać</text:span><text:span text:style-name="T7_58"><text:s/></text:span><text:span text:style-name="T7_59">obeznanych</text:span><text:span text:style-name="T7_60"><text:s/></text:span><text:span text:style-name="T7_61">w</text:span><text:span text:style-name="T7_62"><text:s/></text:span><text:span text:style-name="T7_63">temacie</text:span><text:span text:style-name="T7_64"><text:s/></text:span><text:span text:style-name="T7_65">historyków</text:span><text:span text:style-name="T7_66"><text:s/></text:span><text:span text:style-name="T7_67">i</text:span><text:span text:style-name="T7_68"><text:s/></text:span><text:span text:style-name="T7_69">dopiero</text:span><text:span text:style-name="T7_70"><text:s/></text:span><text:span text:style-name="T7_71">gdy</text:span><text:span text:style-name="T7_72"><text:s/></text:span><text:span text:style-name="T7_73">byłem</text:span><text:span text:style-name="T7_74"><text:s/></text:span><text:span text:style-name="T7_75">już</text:span><text:span text:style-name="T7_76"><text:s/></text:span><text:span text:style-name="T7_77">gotów</text:span><text:span text:style-name="T7_78"><text:s/></text:span><text:span text:style-name="T7_79">się</text:span><text:span text:style-name="T7_80"><text:s/></text:span><text:span text:style-name="T7_81">poddać</text:span><text:span text:style-name="T7_82">,<text:s/></text:span><text:span text:style-name="T7_83">jeden</text:span><text:span text:style-name="T7_84"><text:s/></text:span><text:span text:style-name="T7_85">czy</text:span><text:span text:style-name="T7_86"><text:s/></text:span><text:span text:style-name="T7_87">dwóch</text:span><text:span text:style-name="T7_88"><text:s/></text:span><text:span text:style-name="T7_89">starców</text:span><text:span text:style-name="T7_90"><text:s/></text:span><text:span text:style-name="T7_91">przypomniało</text:span><text:span text:style-name="T7_92"><text:s/></text:span><text:span text:style-name="T7_93">sobie</text:span><text:span text:style-name="T7_94"><text:s/></text:span><text:span text:style-name="T7_95">o</text:span><text:span text:style-name="T7_96"><text:s/></text:span><text:span text:style-name="T7_97">pewnej</text:span><text:span text:style-name="T7_98"><text:s/></text:span><text:span text:style-name="T7_99">niewielkiej</text:span><text:span text:style-name="T7_100"><text:s/></text:span><text:span text:style-name="T7_101">wiosce</text:span><text:span text:style-name="T7_102"><text:s/></text:span><text:span text:style-name="T7_103">położonej</text:span><text:span text:style-name="T7_104"><text:s/></text:span><text:span text:style-name="T7_105">w</text:span><text:span text:style-name="T7_106"><text:s/></text:span><text:span text:style-name="T7_107">pobliżu</text:span><text:span text:style-name="T7_108"><text:s/></text:span><text:span text:style-name="T7_109">Canterlotu</text:span><text:span text:style-name="T7_110">.</text:span></text:p>
      <text:p text:style-name="P8"><text:span text:style-name="T8_1">Niewiele</text:span><text:span text:style-name="T8_2"><text:s/></text:span><text:span text:style-name="T8_3">myśląc</text:span><text:span text:style-name="T8_4">,<text:s/></text:span><text:span text:style-name="T8_5">wyruszyłem</text:span><text:span text:style-name="T8_6"><text:s/></text:span><text:span text:style-name="T8_7">w</text:span><text:span text:style-name="T8_8"><text:s/></text:span><text:span text:style-name="T8_9">drogę</text:span><text:span text:style-name="T8_10"><text:s/></text:span><text:span text:style-name="T8_11">do</text:span><text:span text:style-name="T8_12"><text:s/></text:span><text:span text:style-name="T8_13">Ponyville</text:span><text:span text:style-name="T8_14">,<text:s/></text:span><text:span text:style-name="T8_15">gdzie</text:span><text:span text:style-name="T8_16"><text:s/></text:span><text:span text:style-name="T8_17">przywitała</text:span><text:span text:style-name="T8_18"><text:s/></text:span><text:span text:style-name="T8_19">mnie</text:span><text:span text:style-name="T8_20"><text:s/></text:span><text:span text:style-name="T8_21">gęsta</text:span><text:span text:style-name="T8_22"><text:s/></text:span><text:span text:style-name="T8_23">mgła</text:span><text:span text:style-name="T8_24">,<text:s/></text:span><text:span text:style-name="T8_25">w</text:span><text:span text:style-name="T8_26"><text:s/></text:span><text:span text:style-name="T8_27">której</text:span><text:span text:style-name="T8_28"><text:s/></text:span><text:span text:style-name="T8_29">ozdoby</text:span><text:span text:style-name="T8_30"><text:s/></text:span><text:span text:style-name="T8_31">rozwieszone</text:span><text:span text:style-name="T8_32"><text:s/></text:span><text:span text:style-name="T8_33">z</text:span><text:span text:style-name="T8_34"><text:s/></text:span><text:span text:style-name="T8_35">okazji</text:span><text:span text:style-name="T8_36"><text:s/></text:span><text:span text:style-name="T8_37">Nocy</text:span><text:span text:style-name="T8_38"><text:s/></text:span><text:span text:style-name="T8_39">Koszmarów</text:span><text:span text:style-name="T8_40"><text:s/></text:span><text:span text:style-name="T8_41">przybierały</text:span><text:span text:style-name="T8_42"><text:s/></text:span><text:span text:style-name="T8_43">jakieś</text:span><text:span text:style-name="T8_44"><text:s/></text:span><text:span text:style-name="T8_45">niepokojące</text:span><text:span text:style-name="T8_46"><text:s/></text:span><text:span text:style-name="T8_47">kształty</text:span><text:span text:style-name="T8_48">.<text:s/></text:span><text:span text:style-name="T8_49">Słońce</text:span><text:span text:style-name="T8_50"><text:s/></text:span><text:span text:style-name="T8_51">chyliło</text:span><text:span text:style-name="T8_52"><text:s/></text:span><text:span text:style-name="T8_53">się</text:span><text:span text:style-name="T8_54"><text:s/></text:span><text:span text:style-name="T8_55">już</text:span><text:span text:style-name="T8_56"><text:s/></text:span><text:span text:style-name="T8_57">ku</text:span><text:span text:style-name="T8_58"><text:s/></text:span><text:span text:style-name="T8_59">zachodowi</text:span><text:span text:style-name="T8_60">,<text:s/></text:span><text:span text:style-name="T8_61">więc</text:span><text:span text:style-name="T8_62"><text:s/></text:span><text:span text:style-name="T8_63">nie</text:span><text:span text:style-name="T8_64"><text:s/></text:span><text:span text:style-name="T8_65">tracąc</text:span><text:span text:style-name="T8_66"><text:s/></text:span><text:span text:style-name="T8_67">czasu</text:span><text:span text:style-name="T8_68">,<text:s/></text:span><text:span text:style-name="T8_69">jąłem</text:span><text:span text:style-name="T8_70"><text:s/></text:span><text:span text:style-name="T8_71">rozpytywać</text:span><text:span text:style-name="T8_72"><text:s/></text:span><text:span text:style-name="T8_73">o</text:span><text:span text:style-name="T8_74"><text:s/></text:span><text:span text:style-name="T8_75">Akry</text:span><text:span text:style-name="T8_76"><text:s/></text:span><text:span text:style-name="T8_77">Słodkich</text:span><text:span text:style-name="T8_78"><text:s/></text:span><text:span text:style-name="T8_79">Jabłek</text:span><text:span text:style-name="T8_80">.<text:s/></text:span><text:span text:style-name="T8_81">Tutejsze</text:span><text:span text:style-name="T8_82"><text:s/></text:span><text:span text:style-name="T8_83">kucyki</text:span><text:span text:style-name="T8_84">,<text:s/></text:span><text:span text:style-name="T8_85">które</text:span><text:span text:style-name="T8_86"><text:s/></text:span><text:span text:style-name="T8_87">wówczas</text:span><text:span text:style-name="T8_88"><text:s/></text:span><text:span text:style-name="T8_89">szykowały</text:span><text:span text:style-name="T8_90"><text:s/></text:span><text:span text:style-name="T8_91">się</text:span><text:span text:style-name="T8_92"><text:s/></text:span><text:span text:style-name="T8_93">do</text:span><text:span text:style-name="T8_94"><text:s/></text:span><text:span text:style-name="T8_95">typowego</text:span><text:span text:style-name="T8_96"><text:s/></text:span><text:span text:style-name="T8_97">dla</text:span><text:span text:style-name="T8_98"><text:s/></text:span><text:span text:style-name="T8_99">ówczesnego</text:span><text:span text:style-name="T8_100"><text:s/></text:span><text:span text:style-name="T8_101">święta</text:span><text:span text:style-name="T8_102"><text:s/></text:span><text:span text:style-name="T8_103">festynu</text:span><text:span text:style-name="T8_104"><text:s/></text:span><text:span text:style-name="T8_105">i</text:span><text:span text:style-name="T8_106"><text:s/></text:span><text:span text:style-name="T8_107">powoli</text:span><text:span text:style-name="T8_108"><text:s/></text:span><text:span text:style-name="T8_109">przywdziewały</text:span><text:span text:style-name="T8_110"><text:s/></text:span><text:span text:style-name="T8_111">charakterystyczne</text:span><text:span text:style-name="T8_112"><text:s/></text:span><text:span text:style-name="T8_113">kostiumy</text:span><text:span text:style-name="T8_114">,<text:s/></text:span><text:span text:style-name="T8_115">wykazywały</text:span><text:span text:style-name="T8_116"><text:s/></text:span><text:span text:style-name="T8_117">zaskakującą</text:span><text:span text:style-name="T8_118"><text:s/></text:span><text:span text:style-name="T8_119">do</text:span><text:span text:style-name="T8_120"><text:s/></text:span><text:span text:style-name="T8_121">mnie</text:span><text:span text:style-name="T8_122"><text:s/></text:span><text:span text:style-name="T8_123">niechęć</text:span><text:span text:style-name="T8_124"><text:s/></text:span><text:span text:style-name="T8_125">i</text:span><text:span text:style-name="T8_126"><text:s/></text:span><text:span text:style-name="T8_127">tylko</text:span><text:span text:style-name="T8_128"><text:s/></text:span><text:span text:style-name="T8_129">mój</text:span><text:span text:style-name="T8_130"><text:s/></text:span><text:span text:style-name="T8_131">upór</text:span><text:span text:style-name="T8_132"><text:s/></text:span><text:span text:style-name="T8_133">pozwolił</text:span><text:span text:style-name="T8_134"><text:s/></text:span><text:span text:style-name="T8_135">mi</text:span><text:span text:style-name="T8_136"><text:s/></text:span><text:span text:style-name="T8_137">w</text:span><text:span text:style-name="T8_138"><text:s/></text:span><text:span text:style-name="T8_139">końcu</text:span><text:span text:style-name="T8_140"><text:s/></text:span><text:span text:style-name="T8_141">uzyskać</text:span><text:span text:style-name="T8_142"><text:s/></text:span><text:span text:style-name="T8_143">lakoniczną</text:span><text:span text:style-name="T8_144"><text:s/></text:span><text:span text:style-name="T8_145">informację</text:span><text:span text:style-name="T8_146"><text:s/></text:span><text:span text:style-name="T8_147">o</text:span><text:span text:style-name="T8_148"><text:s/></text:span><text:span text:style-name="T8_149">znajdującej</text:span><text:span text:style-name="T8_150"><text:s/></text:span><text:span text:style-name="T8_151">się</text:span><text:span text:style-name="T8_152"><text:s/></text:span><text:span text:style-name="T8_153">na</text:span><text:span text:style-name="T8_154"><text:s/></text:span><text:span text:style-name="T8_155">obrzeżach</text:span><text:span text:style-name="T8_156"><text:s/></text:span><text:span text:style-name="T8_157">miasteczka</text:span><text:span text:style-name="T8_158"><text:s/></text:span><text:span text:style-name="T8_159">opuszczonej</text:span><text:span text:style-name="T8_160"><text:s/></text:span><text:span text:style-name="T8_161">farmie</text:span><text:span text:style-name="T8_162">.</text:span></text:p>
      <text:p text:style-name="P9"><text:span text:style-name="T9_1">Nie</text:span><text:span text:style-name="T9_2"><text:s/></text:span><text:span text:style-name="T9_3">czekała</text:span><text:span text:style-name="T9_4"><text:s/></text:span><text:span text:style-name="T9_5">mnie</text:span><text:span text:style-name="T9_6"><text:s/></text:span><text:span text:style-name="T9_7">długa</text:span><text:span text:style-name="T9_8"><text:s/></text:span><text:span text:style-name="T9_9">wędrówka</text:span><text:span text:style-name="T9_10">,<text:s/></text:span><text:span text:style-name="T9_11">choć</text:span><text:span text:style-name="T9_12"><text:s/></text:span><text:span text:style-name="T9_13">będąc</text:span><text:span text:style-name="T9_14"><text:s/></text:span><text:span text:style-name="T9_15">już</text:span><text:span text:style-name="T9_16"><text:s/></text:span><text:span text:style-name="T9_17">na</text:span><text:span text:style-name="T9_18"><text:s/></text:span><text:span text:style-name="T9_19">skraju</text:span><text:span text:style-name="T9_20"><text:s/></text:span><text:span text:style-name="T9_21">wioski</text:span><text:span text:style-name="T9_22">,<text:s/></text:span><text:span text:style-name="T9_23">zainteresowałem</text:span><text:span text:style-name="T9_24"><text:s/></text:span><text:span text:style-name="T9_25">się</text:span><text:span text:style-name="T9_26"><text:s/></text:span><text:span text:style-name="T9_27">resztkami</text:span><text:span text:style-name="T9_28"><text:s/></text:span><text:span text:style-name="T9_29">chaty</text:span><text:span text:style-name="T9_30"><text:s/></text:span><text:span text:style-name="T9_31">wydrążonej</text:span><text:span text:style-name="T9_32"><text:s/></text:span><text:span text:style-name="T9_33">swego</text:span><text:span text:style-name="T9_34"><text:s/></text:span><text:span text:style-name="T9_35">czasu</text:span><text:span text:style-name="T9_36"><text:s/></text:span><text:span text:style-name="T9_37">w</text:span><text:span text:style-name="T9_38"><text:s/></text:span><text:span text:style-name="T9_39">jakiś</text:span><text:span text:style-name="T9_40"><text:s/></text:span><text:span text:style-name="T9_41">dumnym</text:span><text:span text:style-name="T9_42"><text:s/></text:span><text:span text:style-name="T9_43">drzewie</text:span><text:span text:style-name="T9_44"><text:s/></text:span><text:span text:style-name="T9_45">i</text:span><text:span text:style-name="T9_46">,<text:s/></text:span><text:span text:style-name="T9_47">jak</text:span><text:span text:style-name="T9_48"><text:s/></text:span><text:span text:style-name="T9_49">wskazywały</text:span><text:span text:style-name="T9_50"><text:s/></text:span><text:span text:style-name="T9_51">wyraźne</text:span><text:span text:style-name="T9_52"><text:s/></text:span><text:span text:style-name="T9_53">ślady</text:span><text:span text:style-name="T9_54">,<text:s/></text:span><text:span text:style-name="T9_55">wiele</text:span><text:span text:style-name="T9_56"><text:s/></text:span><text:span text:style-name="T9_57">lat</text:span><text:span text:style-name="T9_58"><text:s/></text:span><text:span text:style-name="T9_59">temu</text:span><text:span text:style-name="T9_60"><text:s/></text:span><text:span text:style-name="T9_61">strawionej</text:span><text:span text:style-name="T9_62"><text:s/></text:span><text:span text:style-name="T9_63">przez</text:span><text:span text:style-name="T9_64"><text:s/></text:span><text:span text:style-name="T9_65">pożar</text:span><text:span text:style-name="T9_66">.<text:s/></text:span><text:span text:style-name="T9_67">Zastanowiłem</text:span><text:span text:style-name="T9_68"><text:s/></text:span><text:span text:style-name="T9_69">się</text:span><text:span text:style-name="T9_70">,<text:s/></text:span><text:span text:style-name="T9_71">dlaczego</text:span><text:span text:style-name="T9_72"><text:s/></text:span><text:span text:style-name="T9_73">nie</text:span><text:span text:style-name="T9_74"><text:s/></text:span><text:span text:style-name="T9_75">uprzątnięto</text:span><text:span text:style-name="T9_76"><text:s/></text:span><text:span text:style-name="T9_77">tych</text:span><text:span text:style-name="T9_78"><text:s/></text:span><text:span text:style-name="T9_79">szpecących</text:span><text:span text:style-name="T9_80"><text:s/></text:span><text:span text:style-name="T9_81">okolicę</text:span><text:span text:style-name="T9_82"><text:s/></text:span><text:span text:style-name="T9_83">ruin</text:span><text:span text:style-name="T9_84">,<text:s/></text:span><text:span text:style-name="T9_85">a</text:span><text:span text:style-name="T9_86"><text:s/></text:span><text:span text:style-name="T9_87">wręcz</text:span><text:span text:style-name="T9_88"><text:s/></text:span><text:span text:style-name="T9_89">wydawało</text:span><text:span text:style-name="T9_90"><text:s/></text:span><text:span text:style-name="T9_91">się</text:span><text:span text:style-name="T9_92">,<text:s/></text:span><text:span text:style-name="T9_93">że</text:span><text:span text:style-name="T9_94"><text:s/></text:span><text:span text:style-name="T9_95">dbano</text:span><text:span text:style-name="T9_96"><text:s/></text:span><text:span text:style-name="T9_97">o</text:span><text:span text:style-name="T9_98"><text:s/></text:span><text:span text:style-name="T9_99">nie</text:span><text:span text:style-name="T9_100">,<text:s/></text:span><text:span text:style-name="T9_101">jakby</text:span><text:span text:style-name="T9_102"><text:s/></text:span><text:span text:style-name="T9_103">stanowiły</text:span><text:span text:style-name="T9_104"><text:s/></text:span><text:span text:style-name="T9_105">jakiś</text:span><text:span text:style-name="T9_106"><text:s/></text:span><text:span text:style-name="T9_107">nierozłączny</text:span><text:span text:style-name="T9_108"><text:s/></text:span><text:span text:style-name="T9_109">element</text:span><text:span text:style-name="T9_110"><text:s/></text:span><text:span text:style-name="T9_111">Ponyville</text:span><text:span text:style-name="T9_112">.<text:s/></text:span><text:span text:style-name="T9_113">Ze</text:span><text:span text:style-name="T9_114"><text:s/></text:span><text:span text:style-name="T9_115">zwęglonych</text:span><text:span text:style-name="T9_116"><text:s/></text:span><text:span text:style-name="T9_117">gałęzi</text:span><text:span text:style-name="T9_118"><text:s/></text:span><text:span text:style-name="T9_119">zwisały</text:span><text:span text:style-name="T9_120"><text:s/></text:span><text:span text:style-name="T9_121">liczne</text:span><text:span text:style-name="T9_122"><text:s/></text:span><text:span text:style-name="T9_123">nocnokoszmarowe</text:span><text:span text:style-name="T9_124"><text:s/></text:span><text:span text:style-name="T9_125">ozdoby</text:span><text:span text:style-name="T9_126">,<text:s/></text:span><text:span text:style-name="T9_127">z</text:span><text:span text:style-name="T9_128"><text:s/></text:span><text:span text:style-name="T9_129">których</text:span><text:span text:style-name="T9_130"><text:s/></text:span><text:span text:style-name="T9_131">najliczniejsze</text:span><text:span text:style-name="T9_132"><text:s/></text:span><text:span text:style-name="T9_133">były</text:span><text:span text:style-name="T9_134"><text:s/></text:span><text:span text:style-name="T9_135">jabłka</text:span><text:span text:style-name="T9_136">,<text:s/></text:span><text:span text:style-name="T9_137">a</text:span><text:span text:style-name="T9_138"><text:s/></text:span><text:span text:style-name="T9_139">także</text:span><text:span text:style-name="T9_140"><text:s/></text:span><text:span text:style-name="T9_141">maleńkie</text:span><text:span text:style-name="T9_142">,<text:s/></text:span><text:span text:style-name="T9_143">wydrążone</text:span><text:span text:style-name="T9_144"><text:s/></text:span><text:span text:style-name="T9_145">w</text:span><text:span text:style-name="T9_146"><text:s/></text:span><text:span text:style-name="T9_147">podobnych</text:span><text:span text:style-name="T9_148"><text:s/></text:span><text:span text:style-name="T9_149">owocach</text:span><text:span text:style-name="T9_150"><text:s/></text:span><text:span text:style-name="T9_151">latarenki</text:span><text:span text:style-name="T9_152"><text:s/></text:span><text:span text:style-name="T9_153">ze</text:span><text:span text:style-name="T9_154"><text:s/></text:span><text:span text:style-name="T9_155">świeczkami</text:span><text:span text:style-name="T9_156"><text:s/></text:span><text:span text:style-name="T9_157">w</text:span><text:span text:style-name="T9_158"><text:s/></text:span><text:span text:style-name="T9_159">środku</text:span><text:span text:style-name="T9_160">.</text:span></text:p>
      <text:p text:style-name="P10"><text:span text:style-name="T10_1">Był</text:span><text:span text:style-name="T10_2"><text:s/></text:span><text:span text:style-name="T10_3">to</text:span><text:span text:style-name="T10_4"><text:s/></text:span><text:span text:style-name="T10_5">zwyczaj</text:span><text:span text:style-name="T10_6">,<text:s/></text:span><text:span text:style-name="T10_7">nie</text:span><text:span text:style-name="T10_8"><text:s/></text:span><text:span text:style-name="T10_9">powiem</text:span><text:span text:style-name="T10_10">,<text:s/></text:span><text:span text:style-name="T10_11">osobliwy</text:span><text:span text:style-name="T10_12">,<text:s/></text:span><text:span text:style-name="T10_13">gdyż</text:span><text:span text:style-name="T10_14"><text:s/></text:span><text:span text:style-name="T10_15">w</text:span><text:span text:style-name="T10_16"><text:s/></text:span><text:span text:style-name="T10_17">moich</text:span><text:span text:style-name="T10_18"><text:s/></text:span><text:span text:style-name="T10_19">stronach</text:span><text:span text:style-name="T10_20">,<text:s/></text:span><text:span text:style-name="T10_21">z</text:span><text:span text:style-name="T10_22"><text:s/></text:span><text:span text:style-name="T10_23">okazji</text:span><text:span text:style-name="T10_24"><text:s/></text:span><text:span text:style-name="T10_25">Nocy</text:span><text:span text:style-name="T10_26"><text:s/></text:span><text:span text:style-name="T10_27">Koszmarów</text:span><text:span text:style-name="T10_28">,<text:s/></text:span><text:span text:style-name="T10_29">jabłka</text:span><text:span text:style-name="T10_30"><text:s/></text:span><text:span text:style-name="T10_31">był</text:span><text:span text:style-name="T10_32"><text:s/></text:span><text:span text:style-name="T10_33">maczane</text:span><text:span text:style-name="T10_34"><text:s/></text:span><text:span text:style-name="T10_35">w</text:span><text:span text:style-name="T10_36"><text:s/></text:span><text:span text:style-name="T10_37">toffi</text:span><text:span text:style-name="T10_38"><text:s/></text:span><text:span text:style-name="T10_39">i</text:span><text:span text:style-name="T10_40"><text:s/></text:span><text:span text:style-name="T10_41">zjadane</text:span><text:span text:style-name="T10_42"><text:s/></text:span><text:span text:style-name="T10_43">ze</text:span><text:span text:style-name="T10_44"><text:s/></text:span><text:span text:style-name="T10_45">smakiem</text:span><text:span text:style-name="T10_46"><text:s/></text:span><text:span text:style-name="T10_47">lub</text:span><text:span text:style-name="T10_48"><text:s/></text:span><text:span text:style-name="T10_49">wręczane</text:span><text:span text:style-name="T10_50"><text:s/></text:span><text:span text:style-name="T10_51">spragnionym</text:span><text:span text:style-name="T10_52"><text:s/></text:span><text:span text:style-name="T10_53">łakoci</text:span><text:span text:style-name="T10_54"><text:s/></text:span><text:span text:style-name="T10_55">szkrabom</text:span><text:span text:style-name="T10_56">.<text:s/></text:span><text:span text:style-name="T10_57">Popularna</text:span><text:span text:style-name="T10_58"><text:s/></text:span><text:span text:style-name="T10_59">była</text:span><text:span text:style-name="T10_60"><text:s/></text:span><text:span text:style-name="T10_61">również</text:span><text:span text:style-name="T10_62"><text:s/></text:span><text:span text:style-name="T10_63">zabawa</text:span><text:span text:style-name="T10_64"><text:s/></text:span><text:span text:style-name="T10_65">polegająca</text:span><text:span text:style-name="T10_66"><text:s/></text:span><text:span text:style-name="T10_67">na</text:span><text:span text:style-name="T10_68"><text:s/></text:span><text:span text:style-name="T10_69">jak</text:span><text:span text:style-name="T10_70"><text:s/></text:span><text:span text:style-name="T10_71">najszybszym</text:span><text:span text:style-name="T10_72"><text:s/></text:span><text:span text:style-name="T10_73">pochłanianiu</text:span><text:span text:style-name="T10_74"><text:s/></text:span><text:span text:style-name="T10_75">owoców</text:span><text:span text:style-name="T10_76"><text:s/></text:span><text:span text:style-name="T10_77">zawieszonych</text:span><text:span text:style-name="T10_78"><text:s/></text:span><text:span text:style-name="T10_79">na</text:span><text:span text:style-name="T10_80"><text:s/></text:span><text:span text:style-name="T10_81">sznurku</text:span><text:span text:style-name="T10_82"><text:s/></text:span><text:span text:style-name="T10_83">lub</text:span><text:span text:style-name="T10_84"><text:s/></text:span><text:span text:style-name="T10_85">wyławianiu</text:span><text:span text:style-name="T10_86"><text:s/></text:span><text:span text:style-name="T10_87">ich</text:span><text:span text:style-name="T10_88"><text:s/></text:span><text:span text:style-name="T10_89">z</text:span><text:span text:style-name="T10_90"><text:s/></text:span><text:span text:style-name="T10_91">balii</text:span><text:span text:style-name="T10_92"><text:s/></text:span><text:span text:style-name="T10_93">pełnej</text:span><text:span text:style-name="T10_94"><text:s/></text:span><text:span text:style-name="T10_95">wody</text:span><text:span text:style-name="T10_96">.<text:s/></text:span><text:span text:style-name="T10_97">Z</text:span><text:span text:style-name="T10_98"><text:s/></text:span><text:span text:style-name="T10_99">kolei</text:span><text:span text:style-name="T10_100"><text:s/></text:span><text:span text:style-name="T10_101">rzeźbienie</text:span><text:span text:style-name="T10_102"><text:s/></text:span><text:span text:style-name="T10_103">w</text:span><text:span text:style-name="T10_104"><text:s/></text:span><text:span text:style-name="T10_105">jabłkach</text:span><text:span text:style-name="T10_106"><text:s/></text:span><text:span text:style-name="T10_107">ograniczało</text:span><text:span text:style-name="T10_108"><text:s/></text:span><text:span text:style-name="T10_109">się</text:span><text:span text:style-name="T10_110"><text:s/></text:span><text:span text:style-name="T10_111">do</text:span><text:span text:style-name="T10_112"><text:s/></text:span><text:span text:style-name="T10_113">wyrycia</text:span><text:span text:style-name="T10_114"><text:s/></text:span><text:span text:style-name="T10_115">w</text:span><text:span text:style-name="T10_116"><text:s/></text:span><text:span text:style-name="T10_117">nich</text:span><text:span text:style-name="T10_118"><text:s/></text:span><text:span text:style-name="T10_119">imion</text:span><text:span text:style-name="T10_120"><text:s/></text:span><text:span text:style-name="T10_121">potencjalnych</text:span><text:span text:style-name="T10_122"><text:s/></text:span><text:span text:style-name="T10_123">kochanków</text:span><text:span text:style-name="T10_124"><text:s/></text:span><text:span text:style-name="T10_125">i</text:span><text:span text:style-name="T10_126"><text:s/></text:span><text:span text:style-name="T10_127">jeszcze</text:span><text:span text:style-name="T10_128"><text:s/></text:span><text:span text:style-name="T10_129">nie</text:span><text:span text:style-name="T10_130"><text:s/></text:span><text:span text:style-name="T10_131">spotkałem</text:span><text:span text:style-name="T10_132"><text:s/></text:span><text:span text:style-name="T10_133">się</text:span><text:span text:style-name="T10_134">,<text:s/></text:span><text:span text:style-name="T10_135">by</text:span><text:span text:style-name="T10_136"><text:s/></text:span><text:span text:style-name="T10_137">przerabiano</text:span><text:span text:style-name="T10_138"><text:s/></text:span><text:span text:style-name="T10_139">je</text:span><text:span text:style-name="T10_140"><text:s/></text:span><text:span text:style-name="T10_141">na</text:span><text:span text:style-name="T10_142"><text:s/></text:span><text:span text:style-name="T10_143">latarnie</text:span><text:span text:style-name="T10_144">.<text:s/></text:span><text:span text:style-name="T10_145">W</text:span><text:span text:style-name="T10_146"><text:s/></text:span><text:span text:style-name="T10_147">końcu</text:span><text:span text:style-name="T10_148"><text:s/></text:span><text:span text:style-name="T10_149">o</text:span><text:span text:style-name="T10_150"><text:s/></text:span><text:span text:style-name="T10_151">wiele</text:span><text:span text:style-name="T10_152"><text:s/></text:span><text:span text:style-name="T10_153">popularniejsze</text:span><text:span text:style-name="T10_154"><text:s/></text:span><text:span text:style-name="T10_155">w</text:span><text:span text:style-name="T10_156"><text:s/></text:span><text:span text:style-name="T10_157">tej</text:span><text:span text:style-name="T10_158"><text:s/></text:span><text:span text:style-name="T10_159">roli</text:span><text:span text:style-name="T10_160"><text:s/></text:span><text:span text:style-name="T10_161">były</text:span><text:span text:style-name="T10_162"><text:s/></text:span><text:span text:style-name="T10_163">dynie</text:span><text:span text:style-name="T10_164">,<text:s/></text:span><text:span text:style-name="T10_165">którym</text:span><text:span text:style-name="T10_166"><text:s/></text:span><text:span text:style-name="T10_167">nadawano</text:span><text:span text:style-name="T10_168"><text:s/></text:span><text:span text:style-name="T10_169">charakterystyczne</text:span><text:span text:style-name="T10_170"><text:s/></text:span><text:span text:style-name="T10_171">oblicze</text:span><text:span text:style-name="T10_172">,<text:s/></text:span><text:span text:style-name="T10_173">przypisywane</text:span><text:span text:style-name="T10_174"><text:s/></text:span><text:span text:style-name="T10_175">nieraz</text:span><text:span text:style-name="T10_176"><text:s/></text:span><text:span text:style-name="T10_177">przerażającemu</text:span><text:span text:style-name="T10_178"><text:s/></text:span><text:span text:style-name="T10_179">Bezgłowemu</text:span><text:span text:style-name="T10_180"><text:s/></text:span><text:span text:style-name="T10_181">Ogierowi</text:span><text:span text:style-name="T10_182">.</text:span></text:p>
      <text:p text:style-name="P11"><text:span text:style-name="T11_1">Chcąc</text:span><text:span text:style-name="T11_2"><text:s/></text:span><text:span text:style-name="T11_3">przegnać</text:span><text:span text:style-name="T11_4"><text:s/></text:span><text:span text:style-name="T11_5">te</text:span><text:span text:style-name="T11_6"><text:s/></text:span><text:span text:style-name="T11_7">bezcelowe</text:span><text:span text:style-name="T11_8"><text:s/></text:span><text:span text:style-name="T11_9">rozmyślania</text:span><text:span text:style-name="T11_10">,<text:s/></text:span><text:span text:style-name="T11_11">powiedziałem</text:span><text:span text:style-name="T11_12"><text:s/></text:span><text:span text:style-name="T11_13">sobie</text:span><text:span text:style-name="T11_14"><text:s/>„</text:span><text:span text:style-name="T11_15">Co</text:span><text:span text:style-name="T11_16"><text:s/></text:span><text:span text:style-name="T11_17">kraj</text:span><text:span text:style-name="T11_18">,<text:s/></text:span><text:span text:style-name="T11_19">to</text:span><text:span text:style-name="T11_20"><text:s/></text:span><text:span text:style-name="T11_21">obyczaj</text:span><text:span text:style-name="T11_22">”<text:s/>–<text:s/></text:span><text:span text:style-name="T11_23">moje</text:span><text:span text:style-name="T11_24"><text:s/></text:span><text:span text:style-name="T11_25">myśli</text:span><text:span text:style-name="T11_26"><text:s/></text:span><text:span text:style-name="T11_27">zaraz</text:span><text:span text:style-name="T11_28"><text:s/></text:span><text:span text:style-name="T11_29">miały</text:span><text:span text:style-name="T11_30"><text:s/></text:span><text:span text:style-name="T11_31">zająć</text:span><text:span text:style-name="T11_32"><text:s/></text:span><text:span text:style-name="T11_33">rzeczy</text:span><text:span text:style-name="T11_34"><text:s/></text:span><text:span text:style-name="T11_35">o</text:span><text:span text:style-name="T11_36"><text:s/></text:span><text:span text:style-name="T11_37">wiele</text:span><text:span text:style-name="T11_38"><text:s/></text:span><text:span text:style-name="T11_39">dla</text:span><text:span text:style-name="T11_40"><text:s/></text:span><text:span text:style-name="T11_41">mnie</text:span><text:span text:style-name="T11_42"><text:s/></text:span><text:span text:style-name="T11_43">ważniejsze</text:span><text:span text:style-name="T11_44">.</text:span></text:p>
      <text:p text:style-name="P12"><text:span text:style-name="T12_1">Szybko</text:span><text:span text:style-name="T12_2"><text:s/></text:span><text:span text:style-name="T12_3">znalazłem</text:span><text:span text:style-name="T12_4"><text:s/></text:span><text:span text:style-name="T12_5">się</text:span><text:span text:style-name="T12_6"><text:s/></text:span><text:span text:style-name="T12_7">na</text:span><text:span text:style-name="T12_8"><text:s/></text:span><text:span text:style-name="T12_9">polach</text:span><text:span text:style-name="T12_10"><text:s/></text:span><text:span text:style-name="T12_11">mających</text:span><text:span text:style-name="T12_12"><text:s/></text:span><text:span text:style-name="T12_13">być</text:span><text:span text:style-name="T12_14"><text:s/></text:span><text:span text:style-name="T12_15">Akrami</text:span><text:span text:style-name="T12_16"><text:s/></text:span><text:span text:style-name="T12_17">Słodkich</text:span><text:span text:style-name="T12_18"><text:s/></text:span><text:span text:style-name="T12_19">Jabłek</text:span><text:span text:style-name="T12_20">.<text:s/></text:span><text:span text:style-name="T12_21">Nazwa</text:span><text:span text:style-name="T12_22"><text:s/>„</text:span><text:span text:style-name="T12_23">opuszczona</text:span><text:span text:style-name="T12_24"><text:s/></text:span><text:span text:style-name="T12_25">farma</text:span><text:span text:style-name="T12_26">”<text:s/></text:span><text:span text:style-name="T12_27">była</text:span><text:span text:style-name="T12_28"><text:s/></text:span><text:span text:style-name="T12_29">adekwatna</text:span><text:span text:style-name="T12_30"><text:s/></text:span><text:span text:style-name="T12_31">dla</text:span><text:span text:style-name="T12_32"><text:s/></text:span><text:span text:style-name="T12_33">rzeczywistości</text:span><text:span text:style-name="T12_34"><text:s/>–<text:s/></text:span><text:span text:style-name="T12_35">faktycznie</text:span><text:span text:style-name="T12_36"><text:s/></text:span><text:span text:style-name="T12_37">miało</text:span><text:span text:style-name="T12_38"><text:s/></text:span><text:span text:style-name="T12_39">się</text:span><text:span text:style-name="T12_40"><text:s/></text:span><text:span text:style-name="T12_41">wrażenie</text:span><text:span text:style-name="T12_42">,<text:s/></text:span><text:span text:style-name="T12_43">jakby</text:span><text:span text:style-name="T12_44"><text:s/></text:span><text:span text:style-name="T12_45">czas</text:span><text:span text:style-name="T12_46"><text:s/></text:span><text:span text:style-name="T12_47">zatrzymał</text:span><text:span text:style-name="T12_48"><text:s/></text:span><text:span text:style-name="T12_49">się</text:span><text:span text:style-name="T12_50"><text:s/></text:span><text:span text:style-name="T12_51">tutaj</text:span><text:span text:style-name="T12_52"><text:s/></text:span><text:span text:style-name="T12_53">wieki</text:span><text:span text:style-name="T12_54"><text:s/></text:span><text:span text:style-name="T12_55">temu</text:span><text:span text:style-name="T12_56">.<text:s/></text:span><text:span text:style-name="T12_57">Ciągnące</text:span><text:span text:style-name="T12_58"><text:s/></text:span><text:span text:style-name="T12_59">się</text:span><text:span text:style-name="T12_60"><text:s/></text:span><text:span text:style-name="T12_61">jak</text:span><text:span text:style-name="T12_62"><text:s/></text:span><text:span text:style-name="T12_63">okiem</text:span><text:span text:style-name="T12_64"><text:s/></text:span><text:span text:style-name="T12_65">sięgnąć</text:span><text:span text:style-name="T12_66">,<text:s/></text:span><text:span text:style-name="T12_67">nagie</text:span><text:span text:style-name="T12_68"><text:s/></text:span><text:span text:style-name="T12_69">połacie</text:span><text:span text:style-name="T12_70"><text:s/></text:span><text:span text:style-name="T12_71">ziemi</text:span><text:span text:style-name="T12_72"><text:s/></text:span><text:span text:style-name="T12_73">nie</text:span><text:span text:style-name="T12_74"><text:s/></text:span><text:span text:style-name="T12_75">pozostawiały</text:span><text:span text:style-name="T12_76"><text:s/></text:span><text:span text:style-name="T12_77">wątpliwości</text:span><text:span text:style-name="T12_78">,<text:s/></text:span><text:span text:style-name="T12_79">iż</text:span><text:span text:style-name="T12_80"><text:s/></text:span><text:span text:style-name="T12_81">stanowiły</text:span><text:span text:style-name="T12_82"><text:s/></text:span><text:span text:style-name="T12_83">niegdyś</text:span><text:span text:style-name="T12_84"><text:s/></text:span><text:span text:style-name="T12_85">pola</text:span><text:span text:style-name="T12_86"><text:s/></text:span><text:span text:style-name="T12_87">uprawne</text:span><text:span text:style-name="T12_88">,<text:s/></text:span><text:span text:style-name="T12_89">choć</text:span><text:span text:style-name="T12_90"><text:s/></text:span><text:span text:style-name="T12_91">trudno</text:span><text:span text:style-name="T12_92"><text:s/></text:span><text:span text:style-name="T12_93">mi</text:span><text:span text:style-name="T12_94"><text:s/></text:span><text:span text:style-name="T12_95">było</text:span><text:span text:style-name="T12_96"><text:s/></text:span><text:span text:style-name="T12_97">dopatrzeć</text:span><text:span text:style-name="T12_98"><text:s/></text:span><text:span text:style-name="T12_99">się</text:span><text:span text:style-name="T12_100"><text:s/></text:span><text:span text:style-name="T12_101">sensu</text:span><text:span text:style-name="T12_102"><text:s/></text:span><text:span text:style-name="T12_103">w</text:span><text:span text:style-name="T12_104"><text:s/></text:span><text:span text:style-name="T12_105">nadanej</text:span><text:span text:style-name="T12_106"><text:s/></text:span><text:span text:style-name="T12_107">im</text:span><text:span text:style-name="T12_108"><text:s/></text:span><text:span text:style-name="T12_109">nazwie</text:span><text:span text:style-name="T12_110"><text:s/>–<text:s/></text:span><text:span text:style-name="T12_111">nie</text:span><text:span text:style-name="T12_112"><text:s/></text:span><text:span text:style-name="T12_113">nie</text:span><text:span text:style-name="T12_114"><text:s/></text:span><text:span text:style-name="T12_115">wskazywało</text:span><text:span text:style-name="T12_116"><text:s/></text:span><text:span text:style-name="T12_117">na</text:span><text:span text:style-name="T12_118"><text:s/></text:span><text:span text:style-name="T12_119">to</text:span><text:span text:style-name="T12_120">,<text:s/></text:span><text:span text:style-name="T12_121">by</text:span><text:span text:style-name="T12_122"><text:s/></text:span><text:span text:style-name="T12_123">kiedykolwiek</text:span><text:span text:style-name="T12_124"><text:s/></text:span><text:span text:style-name="T12_125">rosły</text:span><text:span text:style-name="T12_126"><text:s/></text:span><text:span text:style-name="T12_127">tutaj</text:span><text:span text:style-name="T12_128"><text:s/></text:span><text:span text:style-name="T12_129">jabłonie</text:span><text:span text:style-name="T12_130">.</text:span></text:p>
      <text:p text:style-name="P13"><text:span text:style-name="T13_1">Nie</text:span><text:span text:style-name="T13_2"><text:s/></text:span><text:span text:style-name="T13_3">mając</text:span><text:span text:style-name="T13_4"><text:s/></text:span><text:span text:style-name="T13_5">wielkiego</text:span><text:span text:style-name="T13_6"><text:s/></text:span><text:span text:style-name="T13_7">wyboru</text:span><text:span text:style-name="T13_8">,<text:s/></text:span><text:span text:style-name="T13_9">udałem</text:span><text:span text:style-name="T13_10"><text:s/></text:span><text:span text:style-name="T13_11">się</text:span><text:span text:style-name="T13_12"><text:s/></text:span><text:span text:style-name="T13_13">w</text:span><text:span text:style-name="T13_14"><text:s/></text:span><text:span text:style-name="T13_15">stronę</text:span><text:span text:style-name="T13_16"><text:s/></text:span><text:span text:style-name="T13_17">kompleksu</text:span><text:span text:style-name="T13_18"><text:s/></text:span><text:span text:style-name="T13_19">drewnianych</text:span><text:span text:style-name="T13_20"><text:s/></text:span><text:span text:style-name="T13_21">budynków</text:span><text:span text:style-name="T13_22">.<text:s/></text:span><text:span text:style-name="T13_23">Wchodząc</text:span><text:span text:style-name="T13_24">,<text:s/></text:span><text:span text:style-name="T13_25">zatrzymał</text:span><text:span text:style-name="T13_26"><text:s/></text:span><text:span text:style-name="T13_27">mnie</text:span><text:span text:style-name="T13_28"><text:s/></text:span><text:span text:style-name="T13_29">dźwięk</text:span><text:span text:style-name="T13_30"><text:s/></text:span><text:span text:style-name="T13_31">czyichś</text:span><text:span text:style-name="T13_32"><text:s/></text:span><text:span text:style-name="T13_33">słów</text:span><text:span text:style-name="T13_34">.<text:s/></text:span><text:span text:style-name="T13_35">Święcie</text:span><text:span text:style-name="T13_36"><text:s/></text:span><text:span text:style-name="T13_37">przekonany</text:span><text:span text:style-name="T13_38">,<text:s/></text:span><text:span text:style-name="T13_39">że</text:span><text:span text:style-name="T13_40"><text:s/></text:span><text:span text:style-name="T13_41">usłyszałem</text:span><text:span text:style-name="T13_42"><text:s/></text:span><text:span text:style-name="T13_43">cichutkie</text:span><text:span text:style-name="T13_44"><text:s text:c="2"/>„</text:span><text:span text:style-name="T13_45">Mam</text:span><text:span text:style-name="T13_46"><text:s/></text:span><text:span text:style-name="T13_47">nadzieję</text:span><text:span text:style-name="T13_48">,<text:s/></text:span><text:span text:style-name="T13_49">że</text:span><text:span text:style-name="T13_50"><text:s/></text:span><text:span text:style-name="T13_51">mi</text:span><text:span text:style-name="T13_52"><text:s/></text:span><text:span text:style-name="T13_53">wybaczycie</text:span><text:span text:style-name="T13_54">”,<text:s/></text:span><text:span text:style-name="T13_55">po</text:span><text:span text:style-name="T13_56"><text:s/></text:span><text:span text:style-name="T13_57">którym</text:span><text:span text:style-name="T13_58"><text:s/></text:span><text:span text:style-name="T13_59">nastąpił</text:span><text:span text:style-name="T13_60"><text:s/></text:span><text:span text:style-name="T13_61">ledwo</text:span><text:span text:style-name="T13_62"><text:s/></text:span><text:span text:style-name="T13_63">dosłyszalny</text:span><text:span text:style-name="T13_64"><text:s/></text:span><text:span text:style-name="T13_65">szelest</text:span><text:span text:style-name="T13_66"><text:s/></text:span><text:span text:style-name="T13_67">skórzanych</text:span><text:span text:style-name="T13_68"><text:s/></text:span><text:span text:style-name="T13_69">skrzydeł</text:span><text:span text:style-name="T13_70">,<text:s/></text:span><text:span text:style-name="T13_71">obejrzałem</text:span><text:span text:style-name="T13_72"><text:s/></text:span><text:span text:style-name="T13_73">się</text:span><text:span text:style-name="T13_74"><text:s/></text:span><text:span text:style-name="T13_75">i</text:span><text:span text:style-name="T13_76"><text:s/></text:span><text:span text:style-name="T13_77">dokładnie</text:span><text:span text:style-name="T13_78"><text:s/></text:span><text:span text:style-name="T13_79">zbadałem</text:span><text:span text:style-name="T13_80"><text:s/></text:span><text:span text:style-name="T13_81">wzrokiem</text:span><text:span text:style-name="T13_82"><text:s/></text:span><text:span text:style-name="T13_83">okolice</text:span><text:span text:style-name="T13_84">.<text:s/></text:span><text:span text:style-name="T13_85">Nic</text:span><text:span text:style-name="T13_86"><text:s/></text:span><text:span text:style-name="T13_87">jednak</text:span><text:span text:style-name="T13_88"><text:s/></text:span><text:span text:style-name="T13_89">nie</text:span><text:span text:style-name="T13_90"><text:s/></text:span><text:span text:style-name="T13_91">wyglądało</text:span><text:span text:style-name="T13_92"><text:s/></text:span><text:span text:style-name="T13_93">niepokojąco</text:span><text:span text:style-name="T13_94">,<text:s/></text:span><text:span text:style-name="T13_95">toteż</text:span><text:span text:style-name="T13_96"><text:s/></text:span><text:span text:style-name="T13_97">rozpocząłem</text:span><text:span text:style-name="T13_98"><text:s/></text:span><text:span text:style-name="T13_99">przeszukiwania</text:span><text:span text:style-name="T13_100"><text:s/></text:span><text:span text:style-name="T13_101">budynku</text:span><text:span text:style-name="T13_102">,<text:s/></text:span><text:span text:style-name="T13_103">jak</text:span><text:span text:style-name="T13_104"><text:s/></text:span><text:span text:style-name="T13_105">się</text:span><text:span text:style-name="T13_106"><text:s/></text:span><text:span text:style-name="T13_107">później</text:span><text:span text:style-name="T13_108"><text:s/></text:span><text:span text:style-name="T13_109">okazało</text:span><text:span text:style-name="T13_110">,<text:s/></text:span><text:span text:style-name="T13_111">bezowocnie</text:span><text:span text:style-name="T13_112">.</text:span></text:p>
      <text:p text:style-name="P14"><text:span text:style-name="T14_1">Znalazłszy</text:span><text:span text:style-name="T14_2"><text:s/></text:span><text:span text:style-name="T14_3">się</text:span><text:span text:style-name="T14_4"><text:s/></text:span><text:span text:style-name="T14_5">na</text:span><text:span text:style-name="T14_6"><text:s/></text:span><text:span text:style-name="T14_7">piętrze</text:span><text:span text:style-name="T14_8">,<text:s/></text:span><text:span text:style-name="T14_9">w</text:span><text:span text:style-name="T14_10"><text:s/></text:span><text:span text:style-name="T14_11">starej</text:span><text:span text:style-name="T14_12"><text:s/></text:span><text:span text:style-name="T14_13">sypialni</text:span><text:span text:style-name="T14_14">,<text:s/></text:span><text:span text:style-name="T14_15">której</text:span><text:span text:style-name="T14_16"><text:s/></text:span><text:span text:style-name="T14_17">jedynym</text:span><text:span text:style-name="T14_18"><text:s/></text:span><text:span text:style-name="T14_19">ciekawym</text:span><text:span text:style-name="T14_20"><text:s/></text:span><text:span text:style-name="T14_21">elementem</text:span><text:span text:style-name="T14_22"><text:s/></text:span><text:span text:style-name="T14_23">była</text:span><text:span text:style-name="T14_24"><text:s/></text:span><text:span text:style-name="T14_25">szmaciana</text:span><text:span text:style-name="T14_26"><text:s/></text:span><text:span text:style-name="T14_27">lalka</text:span><text:span text:style-name="T14_28"><text:s/></text:span><text:span text:style-name="T14_29">osła</text:span><text:span text:style-name="T14_30"><text:s/></text:span><text:span text:style-name="T14_31">w</text:span><text:span text:style-name="T14_32"><text:s/></text:span><text:span text:style-name="T14_33">groszkowanych</text:span><text:span text:style-name="T14_34"><text:s/></text:span><text:span text:style-name="T14_35">portkach</text:span><text:span text:style-name="T14_36">,<text:s/></text:span><text:span text:style-name="T14_37">zacząłem</text:span><text:span text:style-name="T14_38"><text:s/></text:span><text:span text:style-name="T14_39">wątpić</text:span><text:span text:style-name="T14_40"><text:s/></text:span><text:span text:style-name="T14_41">w</text:span><text:span text:style-name="T14_42"><text:s/></text:span><text:span text:style-name="T14_43">sens</text:span><text:span text:style-name="T14_44"><text:s/></text:span><text:span text:style-name="T14_45">swojej</text:span><text:span text:style-name="T14_46"><text:s/></text:span><text:span text:style-name="T14_47">misji</text:span><text:span text:style-name="T14_48">.<text:s/></text:span><text:span text:style-name="T14_49">Niemal</text:span><text:span text:style-name="T14_50"><text:s/></text:span><text:span text:style-name="T14_51">pogodzony</text:span><text:span text:style-name="T14_52"><text:s/></text:span><text:span text:style-name="T14_53">z</text:span><text:span text:style-name="T14_54"><text:s/></text:span><text:span text:style-name="T14_55">faktem</text:span><text:span text:style-name="T14_56">,<text:s/></text:span><text:span text:style-name="T14_57">że</text:span><text:span text:style-name="T14_58"><text:s/></text:span><text:span text:style-name="T14_59">Akry</text:span><text:span text:style-name="T14_60"><text:s/></text:span><text:span text:style-name="T14_61">Słodkich</text:span><text:span text:style-name="T14_62"><text:s/></text:span><text:span text:style-name="T14_63">Jabłek</text:span><text:span text:style-name="T14_64"><text:s/></text:span><text:span text:style-name="T14_65">pozostaną</text:span><text:span text:style-name="T14_66"><text:s/></text:span><text:span text:style-name="T14_67">dla</text:span><text:span text:style-name="T14_68"><text:s/></text:span><text:span text:style-name="T14_69">mnie</text:span><text:span text:style-name="T14_70"><text:s/></text:span><text:span text:style-name="T14_71">tajemnicą</text:span><text:span text:style-name="T14_72">,<text:s/></text:span><text:span text:style-name="T14_73">zbierałem</text:span><text:span text:style-name="T14_74"><text:s/></text:span><text:span text:style-name="T14_75">się</text:span><text:span text:style-name="T14_76"><text:s/></text:span><text:span text:style-name="T14_77">już</text:span><text:span text:style-name="T14_78"><text:s/></text:span><text:span text:style-name="T14_79">do</text:span><text:span text:style-name="T14_80"><text:s/></text:span><text:span text:style-name="T14_81">opuszczenia</text:span><text:span text:style-name="T14_82"><text:s/></text:span><text:span text:style-name="T14_83">niegościnnego</text:span><text:span text:style-name="T14_84"><text:s/></text:span><text:span text:style-name="T14_85">domu</text:span><text:span text:style-name="T14_86">,<text:s/></text:span><text:span text:style-name="T14_87">kiedy</text:span><text:span text:style-name="T14_88"><text:s/></text:span><text:span text:style-name="T14_89">moje</text:span><text:span text:style-name="T14_90"><text:s/></text:span><text:span text:style-name="T14_91">uszy</text:span><text:span text:style-name="T14_92"><text:s/></text:span><text:span text:style-name="T14_93">ponownie</text:span><text:span text:style-name="T14_94"><text:s/></text:span><text:span text:style-name="T14_95">nawiedził</text:span><text:span text:style-name="T14_96"><text:s/></text:span><text:span text:style-name="T14_97">ten</text:span><text:span text:style-name="T14_98"><text:s/></text:span><text:span text:style-name="T14_99">sam</text:span><text:span text:style-name="T14_100"><text:s/></text:span><text:span text:style-name="T14_101">głos</text:span><text:span text:style-name="T14_102">,<text:s/></text:span><text:span text:style-name="T14_103">który</text:span><text:span text:style-name="T14_104"><text:s/></text:span><text:span text:style-name="T14_105">zaskoczył</text:span><text:span text:style-name="T14_106"><text:s/></text:span><text:span text:style-name="T14_107">mnie</text:span><text:span text:style-name="T14_108"><text:s/></text:span><text:span text:style-name="T14_109">przy</text:span><text:span text:style-name="T14_110"><text:s/></text:span><text:span text:style-name="T14_111">wejściu</text:span><text:span text:style-name="T14_112">,<text:s/></text:span><text:span text:style-name="T14_113">tym</text:span><text:span text:style-name="T14_114"><text:s/></text:span><text:span text:style-name="T14_115">razem</text:span><text:span text:style-name="T14_116"><text:s/></text:span><text:span text:style-name="T14_117">układając</text:span><text:span text:style-name="T14_118"><text:s/></text:span><text:span text:style-name="T14_119">się</text:span><text:span text:style-name="T14_120"><text:s/></text:span><text:span text:style-name="T14_121">w</text:span><text:span text:style-name="T14_122"><text:s/></text:span><text:span text:style-name="T14_123">słowa</text:span><text:span text:style-name="T14_124"><text:s/>„</text:span><text:span text:style-name="T14_125">Może</text:span><text:span text:style-name="T14_126"><text:s/></text:span><text:span text:style-name="T14_127">przełożymy</text:span><text:span text:style-name="T14_128"><text:s/></text:span><text:span text:style-name="T14_129">to</text:span><text:span text:style-name="T14_130"><text:s/></text:span><text:span text:style-name="T14_131">na</text:span><text:span text:style-name="T14_132">…”.<text:s/></text:span><text:span text:style-name="T14_133">Nie</text:span><text:span text:style-name="T14_134"><text:s/></text:span><text:span text:style-name="T14_135">mając</text:span><text:span text:style-name="T14_136"><text:s/></text:span><text:span text:style-name="T14_137">wątpliwości</text:span><text:span text:style-name="T14_138">,<text:s/></text:span><text:span text:style-name="T14_139">skąd</text:span><text:span text:style-name="T14_140"><text:s/></text:span><text:span text:style-name="T14_141">dobiegał</text:span><text:span text:style-name="T14_142"><text:s/></text:span><text:span text:style-name="T14_143">ten</text:span><text:span text:style-name="T14_144"><text:s/></text:span><text:span text:style-name="T14_145">dźwięk</text:span><text:span text:style-name="T14_146">,<text:s/></text:span><text:span text:style-name="T14_147">podbiegłem</text:span><text:span text:style-name="T14_148"><text:s/></text:span><text:span text:style-name="T14_149">do</text:span><text:span text:style-name="T14_150"><text:s/></text:span><text:span text:style-name="T14_151">okna</text:span><text:span text:style-name="T14_152">,<text:s/></text:span><text:span text:style-name="T14_153">gdzie</text:span><text:span text:style-name="T14_154"><text:s/></text:span><text:span text:style-name="T14_155">dosłyszałem</text:span><text:span text:style-name="T14_156"><text:s/></text:span><text:span text:style-name="T14_157">jeszcze</text:span><text:span text:style-name="T14_158"><text:s/></text:span><text:span text:style-name="T14_159">słowa</text:span><text:span text:style-name="T14_160"><text:s/>„</text:span><text:span text:style-name="T14_161">strasznie</text:span><text:span text:style-name="T14_162"><text:s/></text:span><text:span text:style-name="T14_163">głodna</text:span><text:span text:style-name="T14_164">”.</text:span></text:p>
      <text:p text:style-name="P15"><text:span text:style-name="T15_1">Nie</text:span><text:span text:style-name="T15_2"><text:s/></text:span><text:span text:style-name="T15_3">to</text:span><text:span text:style-name="T15_4"><text:s/></text:span><text:span text:style-name="T15_5">jednak</text:span><text:span text:style-name="T15_6"><text:s/></text:span><text:span text:style-name="T15_7">było</text:span><text:span text:style-name="T15_8"><text:s/></text:span><text:span text:style-name="T15_9">najdziwniejsze</text:span><text:span text:style-name="T15_10">.<text:s/></text:span><text:span text:style-name="T15_11">Choć</text:span><text:span text:style-name="T15_12"><text:s/></text:span><text:span text:style-name="T15_13">wymyka</text:span><text:span text:style-name="T15_14"><text:s/></text:span><text:span text:style-name="T15_15">się</text:span><text:span text:style-name="T15_16"><text:s/></text:span><text:span text:style-name="T15_17">to</text:span><text:span text:style-name="T15_18"><text:s/></text:span><text:span text:style-name="T15_19">racjonalnemu</text:span><text:span text:style-name="T15_20"><text:s/></text:span><text:span text:style-name="T15_21">pojmowaniu</text:span><text:span text:style-name="T15_22">,<text:s/></text:span><text:span text:style-name="T15_23">ujrzałem</text:span><text:span text:style-name="T15_24">,<text:s/></text:span><text:span text:style-name="T15_25">że</text:span><text:span text:style-name="T15_26"><text:s/></text:span><text:span text:style-name="T15_27">do</text:span><text:span text:style-name="T15_28"><text:s/></text:span><text:span text:style-name="T15_29">niedawna</text:span><text:span text:style-name="T15_30"><text:s/></text:span><text:span text:style-name="T15_31">ogołocone</text:span><text:span text:style-name="T15_32"><text:s/></text:span><text:span text:style-name="T15_33">pola</text:span><text:span text:style-name="T15_34"><text:s/></text:span><text:span text:style-name="T15_35">nagle</text:span><text:span text:style-name="T15_36"><text:s/></text:span><text:span text:style-name="T15_37">pokryły</text:span><text:span text:style-name="T15_38"><text:s/></text:span><text:span text:style-name="T15_39">się</text:span><text:span text:style-name="T15_40"><text:s/></text:span><text:span text:style-name="T15_41">niezliczonymi</text:span><text:span text:style-name="T15_42"><text:s/></text:span><text:span text:style-name="T15_43">ilościami</text:span><text:span text:style-name="T15_44"><text:s/></text:span><text:span text:style-name="T15_45">jabłoni</text:span><text:span text:style-name="T15_46">,<text:s/></text:span><text:span text:style-name="T15_47">uginającymi</text:span><text:span text:style-name="T15_48"><text:s/></text:span><text:span text:style-name="T15_49">się</text:span><text:span text:style-name="T15_50"><text:s/></text:span><text:span text:style-name="T15_51">od</text:span><text:span text:style-name="T15_52"><text:s/></text:span><text:span text:style-name="T15_53">bogactwa</text:span><text:span text:style-name="T15_54"><text:s/></text:span><text:span text:style-name="T15_55">bajecznie</text:span><text:span text:style-name="T15_56"><text:s/></text:span><text:span text:style-name="T15_57">apetycznych</text:span><text:span text:style-name="T15_58"><text:s/></text:span><text:span text:style-name="T15_59">owoców</text:span><text:span text:style-name="T15_60">.<text:s/></text:span><text:span text:style-name="T15_61">Oczywiście</text:span><text:span text:style-name="T15_62">,<text:s/></text:span><text:span text:style-name="T15_63">chcąc</text:span><text:span text:style-name="T15_64"><text:s/></text:span><text:span text:style-name="T15_65">zbadać</text:span><text:span text:style-name="T15_66"><text:s/></text:span><text:span text:style-name="T15_67">to</text:span><text:span text:style-name="T15_68"><text:s/></text:span><text:span text:style-name="T15_69">dziwne</text:span><text:span text:style-name="T15_70"><text:s/></text:span><text:span text:style-name="T15_71">zjawisko</text:span><text:span text:style-name="T15_72">,<text:s/></text:span><text:span text:style-name="T15_73">natychmiast</text:span><text:span text:style-name="T15_74"><text:s/></text:span><text:span text:style-name="T15_75">wybiegłem</text:span><text:span text:style-name="T15_76"><text:s/></text:span><text:span text:style-name="T15_77">na</text:span><text:span text:style-name="T15_78"><text:s/></text:span><text:span text:style-name="T15_79">zewnątrz</text:span><text:span text:style-name="T15_80">,<text:s/></text:span><text:span text:style-name="T15_81">gdzie</text:span><text:span text:style-name="T15_82"><text:s/></text:span><text:span text:style-name="T15_83">oszołomiony</text:span><text:span text:style-name="T15_84"><text:s/></text:span><text:span text:style-name="T15_85">dotknąłem</text:span><text:span text:style-name="T15_86"><text:s/></text:span><text:span text:style-name="T15_87">pnia</text:span><text:span text:style-name="T15_88"><text:s/></text:span><text:span text:style-name="T15_89">jednego</text:span><text:span text:style-name="T15_90"><text:s/></text:span><text:span text:style-name="T15_91">z</text:span><text:span text:style-name="T15_92"><text:s/></text:span><text:span text:style-name="T15_93">drzew</text:span><text:span text:style-name="T15_94">,<text:s/></text:span><text:span text:style-name="T15_95">a</text:span><text:span text:style-name="T15_96"><text:s/></text:span><text:span text:style-name="T15_97">nawet</text:span><text:span text:style-name="T15_98"><text:s/></text:span><text:span text:style-name="T15_99">skosztowałem</text:span><text:span text:style-name="T15_100"><text:s/></text:span><text:span text:style-name="T15_101">jego</text:span><text:span text:style-name="T15_102"><text:s/></text:span><text:span text:style-name="T15_103">owoców</text:span><text:span text:style-name="T15_104">.<text:s/></text:span><text:span text:style-name="T15_105">Były</text:span><text:span text:style-name="T15_106"><text:s/></text:span><text:span text:style-name="T15_107">prawdziwe</text:span><text:span text:style-name="T15_108">.</text:span></text:p>
      <text:p text:style-name="P16"><text:span text:style-name="T16_1">Truchtem</text:span><text:span text:style-name="T16_2"><text:s/></text:span><text:span text:style-name="T16_3">przechadzałem</text:span><text:span text:style-name="T16_4"><text:s/></text:span><text:span text:style-name="T16_5">się</text:span><text:span text:style-name="T16_6"><text:s/></text:span><text:span text:style-name="T16_7">po</text:span><text:span text:style-name="T16_8"><text:s/></text:span><text:span text:style-name="T16_9">tym</text:span><text:span text:style-name="T16_10"><text:s/></text:span><text:span text:style-name="T16_11">dziwnym</text:span><text:span text:style-name="T16_12"><text:s/></text:span><text:span text:style-name="T16_13">sadzie</text:span><text:span text:style-name="T16_14">,<text:s/></text:span><text:span text:style-name="T16_15">wypatrując</text:span><text:span text:style-name="T16_16"><text:s/></text:span><text:span text:style-name="T16_17">jakiegoś</text:span><text:span text:style-name="T16_18"><text:s/></text:span><text:span text:style-name="T16_19">szczegółu</text:span><text:span text:style-name="T16_20">,<text:s/></text:span><text:span text:style-name="T16_21">który</text:span><text:span text:style-name="T16_22"><text:s/></text:span><text:span text:style-name="T16_23">potwierdziłby</text:span><text:span text:style-name="T16_24">,<text:s/></text:span><text:span text:style-name="T16_25">że</text:span><text:span text:style-name="T16_26"><text:s/></text:span><text:span text:style-name="T16_27">są</text:span><text:span text:style-name="T16_28"><text:s/></text:span><text:span text:style-name="T16_29">to</text:span><text:span text:style-name="T16_30"><text:s/></text:span><text:span text:style-name="T16_31">tylko</text:span><text:span text:style-name="T16_32"><text:s/></text:span><text:span text:style-name="T16_33">moje</text:span><text:span text:style-name="T16_34"><text:s/></text:span><text:span text:style-name="T16_35">urojenia</text:span><text:span text:style-name="T16_36">,<text:s/></text:span><text:span text:style-name="T16_37">lecz</text:span><text:span text:style-name="T16_38"><text:s/></text:span><text:span text:style-name="T16_39">po</text:span><text:span text:style-name="T16_40"><text:s/></text:span><text:span text:style-name="T16_41">pewnym</text:span><text:span text:style-name="T16_42"><text:s/></text:span><text:span text:style-name="T16_43">czasie</text:span><text:span text:style-name="T16_44"><text:s/></text:span><text:span text:style-name="T16_45">natrafiłem</text:span><text:span text:style-name="T16_46"><text:s/></text:span><text:span text:style-name="T16_47">jedynie</text:span><text:span text:style-name="T16_48"><text:s/></text:span><text:span text:style-name="T16_49">na</text:span><text:span text:style-name="T16_50"><text:s/></text:span><text:span text:style-name="T16_51">coś</text:span><text:span text:style-name="T16_52"><text:s/></text:span><text:span text:style-name="T16_53">jeszcze</text:span><text:span text:style-name="T16_54"><text:s/></text:span><text:span text:style-name="T16_55">bardziej</text:span><text:span text:style-name="T16_56"><text:s/></text:span><text:span text:style-name="T16_57">niepokojącego</text:span><text:span text:style-name="T16_58">.<text:s/></text:span><text:span text:style-name="T16_59">Jedno</text:span><text:span text:style-name="T16_60"><text:s/></text:span><text:span text:style-name="T16_61">ze</text:span><text:span text:style-name="T16_62"><text:s/></text:span><text:span text:style-name="T16_63">znajdujących</text:span><text:span text:style-name="T16_64"><text:s/></text:span><text:span text:style-name="T16_65">się</text:span><text:span text:style-name="T16_66"><text:s/></text:span><text:span text:style-name="T16_67">w</text:span><text:span text:style-name="T16_68"><text:s/></text:span><text:span text:style-name="T16_69">oddali</text:span><text:span text:style-name="T16_70"><text:s/></text:span><text:span text:style-name="T16_71">drzew</text:span><text:span text:style-name="T16_72"><text:s/></text:span><text:span text:style-name="T16_73">nagle</text:span><text:span text:style-name="T16_74"><text:s/></text:span><text:span text:style-name="T16_75">zabłysło</text:span><text:span text:style-name="T16_76">,<text:s/></text:span><text:span text:style-name="T16_77">jakby</text:span><text:span text:style-name="T16_78"><text:s/></text:span><text:span text:style-name="T16_79">ktoś</text:span><text:span text:style-name="T16_80"><text:s/></text:span><text:span text:style-name="T16_81">rozpalił</text:span><text:span text:style-name="T16_82"><text:s/></text:span><text:span text:style-name="T16_83">na</text:span><text:span text:style-name="T16_84"><text:s/></text:span><text:span text:style-name="T16_85">nim</text:span><text:span text:style-name="T16_86"><text:s/></text:span><text:span text:style-name="T16_87">liczne</text:span><text:span text:style-name="T16_88"><text:s/></text:span><text:span text:style-name="T16_89">światełka</text:span><text:span text:style-name="T16_90">.<text:s/></text:span><text:span text:style-name="T16_91">Nawet</text:span><text:span text:style-name="T16_92"><text:s/></text:span><text:span text:style-name="T16_93">nie</text:span><text:span text:style-name="T16_94"><text:s/></text:span><text:span text:style-name="T16_95">zastanawiając</text:span><text:span text:style-name="T16_96"><text:s/></text:span><text:span text:style-name="T16_97">się</text:span><text:span text:style-name="T16_98">,<text:s/></text:span><text:span text:style-name="T16_99">czy</text:span><text:span text:style-name="T16_100"><text:s/></text:span><text:span text:style-name="T16_101">to</text:span><text:span text:style-name="T16_102"><text:s/></text:span><text:span text:style-name="T16_103">bezpieczne</text:span><text:span text:style-name="T16_104">,<text:s/></text:span><text:span text:style-name="T16_105">przyspieszyłem</text:span><text:span text:style-name="T16_106"><text:s/></text:span><text:span text:style-name="T16_107">kroku</text:span><text:span text:style-name="T16_108">,<text:s/></text:span><text:span text:style-name="T16_109">a</text:span><text:span text:style-name="T16_110"><text:s/></text:span><text:span text:style-name="T16_111">znalazłszy</text:span><text:span text:style-name="T16_112"><text:s/></text:span><text:span text:style-name="T16_113">się</text:span><text:span text:style-name="T16_114"><text:s/></text:span><text:span text:style-name="T16_115">już</text:span><text:span text:style-name="T16_116"><text:s/></text:span><text:span text:style-name="T16_117">bardzo</text:span><text:span text:style-name="T16_118"><text:s/></text:span><text:span text:style-name="T16_119">blisko</text:span><text:span text:style-name="T16_120">,<text:s/></text:span><text:span text:style-name="T16_121">zobaczyłem</text:span><text:span text:style-name="T16_122">,<text:s/></text:span><text:span text:style-name="T16_123">że</text:span><text:span text:style-name="T16_124"><text:s/></text:span><text:span text:style-name="T16_125">błyski</text:span><text:span text:style-name="T16_126">,<text:s/></text:span><text:span text:style-name="T16_127">których</text:span><text:span text:style-name="T16_128"><text:s/></text:span><text:span text:style-name="T16_129">źródłem</text:span><text:span text:style-name="T16_130"><text:s/></text:span><text:span text:style-name="T16_131">musiały</text:span><text:span text:style-name="T16_132"><text:s/></text:span><text:span text:style-name="T16_133">być</text:span><text:span text:style-name="T16_134"><text:s/></text:span><text:span text:style-name="T16_135">wiszące</text:span><text:span text:style-name="T16_136"><text:s/></text:span><text:span text:style-name="T16_137">na</text:span><text:span text:style-name="T16_138"><text:s/></text:span><text:span text:style-name="T16_139">drzewie</text:span><text:span text:style-name="T16_140"><text:s/></text:span><text:span text:style-name="T16_141">jabłka</text:span><text:span text:style-name="T16_142">,<text:s/></text:span><text:span text:style-name="T16_143">zgasły</text:span><text:span text:style-name="T16_144">,<text:s/></text:span><text:span text:style-name="T16_145">pozostawiając</text:span><text:span text:style-name="T16_146"><text:s/></text:span><text:span text:style-name="T16_147">po</text:span><text:span text:style-name="T16_148"><text:s/></text:span><text:span text:style-name="T16_149">sobie</text:span><text:span text:style-name="T16_150"><text:s/></text:span><text:span text:style-name="T16_151">jedynie</text:span><text:span text:style-name="T16_152"><text:s/></text:span><text:span text:style-name="T16_153">nadpsute</text:span><text:span text:style-name="T16_154"><text:s/></text:span><text:span text:style-name="T16_155">owoce</text:span><text:span text:style-name="T16_156">,<text:s/></text:span><text:span text:style-name="T16_157">z</text:span><text:span text:style-name="T16_158"><text:s/></text:span><text:span text:style-name="T16_159">których</text:span><text:span text:style-name="T16_160"><text:s/></text:span><text:span text:style-name="T16_161">ktoś</text:span><text:span text:style-name="T16_162"><text:s/></text:span><text:span text:style-name="T16_163">jakby</text:span><text:span text:style-name="T16_164"><text:s/></text:span><text:span text:style-name="T16_165">wyssał</text:span><text:span text:style-name="T16_166"><text:s/></text:span><text:span text:style-name="T16_167">soki</text:span><text:span text:style-name="T16_168">.</text:span></text:p>
      <text:p text:style-name="P17"><text:span text:style-name="T17_1">Zaraz</text:span><text:span text:style-name="T17_2"><text:s/></text:span><text:span text:style-name="T17_3">rozbłysły</text:span><text:span text:style-name="T17_4"><text:s/></text:span><text:span text:style-name="T17_5">kolejne</text:span><text:span text:style-name="T17_6"><text:s/></text:span><text:span text:style-name="T17_7">drzewa</text:span><text:span text:style-name="T17_8"><text:s/></text:span><text:span text:style-name="T17_9">i</text:span><text:span text:style-name="T17_10"><text:s/></text:span><text:span text:style-name="T17_11">tym</text:span><text:span text:style-name="T17_12"><text:s/></text:span><text:span text:style-name="T17_13">razem</text:span><text:span text:style-name="T17_14"><text:s/></text:span><text:span text:style-name="T17_15">nie</text:span><text:span text:style-name="T17_16"><text:s/></text:span><text:span text:style-name="T17_17">miałem</text:span><text:span text:style-name="T17_18"><text:s/></text:span><text:span text:style-name="T17_19">problemu</text:span><text:span text:style-name="T17_20">,<text:s/></text:span><text:span text:style-name="T17_21">by</text:span><text:span text:style-name="T17_22"><text:s/></text:span><text:span text:style-name="T17_23">dostrzec</text:span><text:span text:style-name="T17_24">,<text:s/></text:span><text:span text:style-name="T17_25">że</text:span><text:span text:style-name="T17_26"><text:s/></text:span><text:span text:style-name="T17_27">każdym</text:span><text:span text:style-name="T17_28"><text:s/></text:span><text:span text:style-name="T17_29">źródłem</text:span><text:span text:style-name="T17_30"><text:s/></text:span><text:span text:style-name="T17_31">błysków</text:span><text:span text:style-name="T17_32"><text:s/></text:span><text:span text:style-name="T17_33">były</text:span><text:span text:style-name="T17_34"><text:s/></text:span><text:span text:style-name="T17_35">jabłka</text:span><text:span text:style-name="T17_36"><text:s/></text:span><text:span text:style-name="T17_37">wyrzeźbione</text:span><text:span text:style-name="T17_38"><text:s/></text:span><text:span text:style-name="T17_39">w</text:span><text:span text:style-name="T17_40"><text:s/></text:span><text:span text:style-name="T17_41">kształt</text:span><text:span text:style-name="T17_42"><text:s/></text:span><text:span text:style-name="T17_43">nocnokoszmarowej</text:span><text:span text:style-name="T17_44"><text:s/></text:span><text:span text:style-name="T17_45">latarni</text:span><text:span text:style-name="T17_46">.<text:s/></text:span><text:span text:style-name="T17_47">Ponownie</text:span><text:span text:style-name="T17_48"><text:s/></text:span><text:span text:style-name="T17_49">usłyszałem</text:span><text:span text:style-name="T17_50"><text:s/></text:span><text:span text:style-name="T17_51">głos</text:span><text:span text:style-name="T17_52">,<text:s/></text:span><text:span text:style-name="T17_53">dobiegające</text:span><text:span text:style-name="T17_54"><text:s/></text:span><text:span text:style-name="T17_55">z</text:span><text:span text:style-name="T17_56"><text:s/></text:span><text:span text:style-name="T17_57">niedaleka</text:span><text:span text:style-name="T17_58">,<text:s/></text:span><text:span text:style-name="T17_59">wyrwane</text:span><text:span text:style-name="T17_60"><text:s/></text:span><text:span text:style-name="T17_61">z</text:span><text:span text:style-name="T17_62"><text:s/></text:span><text:span text:style-name="T17_63">kontekstu</text:span><text:span text:style-name="T17_64"><text:s/></text:span><text:span text:style-name="T17_65">słowa</text:span><text:span text:style-name="T17_66"><text:s/></text:span><text:span text:style-name="T17_67">brzmiące</text:span><text:span text:style-name="T17_68"><text:s/></text:span><text:span text:style-name="T17_69">podobnie</text:span><text:span text:style-name="T17_70"><text:s/></text:span><text:span text:style-name="T17_71">do</text:span><text:span text:style-name="T17_72"><text:s/>„</text:span><text:span text:style-name="T17_73">najgorszych</text:span><text:span text:style-name="T17_74"><text:s/></text:span><text:span text:style-name="T17_75">przeczuć</text:span><text:span text:style-name="T17_76">”.<text:s/></text:span><text:span text:style-name="T17_77">Serce</text:span><text:span text:style-name="T17_78"><text:s/></text:span><text:span text:style-name="T17_79">mi</text:span><text:span text:style-name="T17_80"><text:s/></text:span><text:span text:style-name="T17_81">stanęło</text:span><text:span text:style-name="T17_82">,<text:s/></text:span><text:span text:style-name="T17_83">a</text:span><text:span text:style-name="T17_84"><text:s/></text:span><text:span text:style-name="T17_85">po</text:span><text:span text:style-name="T17_86"><text:s/></text:span><text:span text:style-name="T17_87">grzbiecie</text:span><text:span text:style-name="T17_88"><text:s/></text:span><text:span text:style-name="T17_89">przebiegły</text:span><text:span text:style-name="T17_90"><text:s/></text:span><text:span text:style-name="T17_91">ciarki</text:span><text:span text:style-name="T17_92">.<text:s/></text:span><text:span text:style-name="T17_93">Słuch</text:span><text:span text:style-name="T17_94">,<text:s/></text:span><text:span text:style-name="T17_95">wyostrzony</text:span><text:span text:style-name="T17_96"><text:s/></text:span><text:span text:style-name="T17_97">w</text:span><text:span text:style-name="T17_98"><text:s/></text:span><text:span text:style-name="T17_99">obliczu</text:span><text:span text:style-name="T17_100"><text:s/></text:span><text:span text:style-name="T17_101">nieznanego</text:span><text:span text:style-name="T17_102">,<text:s/></text:span><text:span text:style-name="T17_103">pozwolił</text:span><text:span text:style-name="T17_104"><text:s/></text:span><text:span text:style-name="T17_105">mi</text:span><text:span text:style-name="T17_106"><text:s/></text:span><text:span text:style-name="T17_107">usłyszeć</text:span><text:span text:style-name="T17_108"><text:s/></text:span><text:span text:style-name="T17_109">kolejne</text:span><text:span text:style-name="T17_110"><text:s/></text:span><text:span text:style-name="T17_111">słowa</text:span><text:span text:style-name="T17_112"><text:s/>–<text:s/>„</text:span><text:span text:style-name="T17_113">tak</text:span><text:span text:style-name="T17_114"><text:s/></text:span><text:span text:style-name="T17_115">soczyście</text:span><text:span text:style-name="T17_116"><text:s/></text:span><text:span text:style-name="T17_117">i</text:span><text:span text:style-name="T17_118">…<text:s/></text:span><text:span text:style-name="T17_119">słodko</text:span><text:span text:style-name="T17_120">”</text:span><text:span text:style-name="T17_121"><text:s/></text:span><text:span text:style-name="T17_122"><text:s/></text:span><text:span text:style-name="T17_123">wypowiedziane</text:span><text:span text:style-name="T17_124"><text:s/></text:span><text:span text:style-name="T17_125">przez</text:span><text:span text:style-name="T17_126"><text:s/></text:span><text:span text:style-name="T17_127">ten</text:span><text:span text:style-name="T17_128"><text:s/></text:span><text:span text:style-name="T17_129">sam</text:span><text:span text:style-name="T17_130"><text:s/></text:span><text:span text:style-name="T17_131">przerażający</text:span><text:span text:style-name="T17_132"><text:s/></text:span><text:span text:style-name="T17_133">głos</text:span><text:span text:style-name="T17_134">,<text:s/></text:span><text:span text:style-name="T17_135">zakończone</text:span><text:span text:style-name="T17_136"><text:s/></text:span><text:span text:style-name="T17_137">odgłosem</text:span><text:span text:style-name="T17_138"><text:s/></text:span><text:span text:style-name="T17_139">podobnym</text:span><text:span text:style-name="T17_140"><text:s/></text:span><text:span text:style-name="T17_141">do</text:span><text:span text:style-name="T17_142"><text:s/></text:span><text:span text:style-name="T17_143">oblizania</text:span><text:span text:style-name="T17_144"><text:s/></text:span><text:span text:style-name="T17_145">warg</text:span><text:span text:style-name="T17_146"><text:s/></text:span><text:span text:style-name="T17_147">i</text:span><text:span text:style-name="T17_148"><text:s/></text:span><text:span text:style-name="T17_149">kolejnym</text:span><text:span text:style-name="T17_150">,<text:s/></text:span><text:span text:style-name="T17_151">przywodzącym</text:span><text:span text:style-name="T17_152"><text:s/></text:span><text:span text:style-name="T17_153">na</text:span><text:span text:style-name="T17_154"><text:s/></text:span><text:span text:style-name="T17_155">myśl</text:span><text:span text:style-name="T17_156"><text:s/></text:span><text:span text:style-name="T17_157">ugryzienie</text:span><text:span text:style-name="T17_158"><text:s/></text:span><text:span text:style-name="T17_159">jakiejś</text:span><text:span text:style-name="T17_160"><text:s/></text:span><text:span text:style-name="T17_161">twardej</text:span><text:span text:style-name="T17_162"><text:s/></text:span><text:span text:style-name="T17_163">powierzchni</text:span><text:span text:style-name="T17_164">.</text:span></text:p>
      <text:p text:style-name="P18"><text:span text:style-name="T18_1">Otoczenie</text:span><text:span text:style-name="T18_2">,<text:s/></text:span><text:span text:style-name="T18_3">jakby</text:span><text:span text:style-name="T18_4"><text:s/></text:span><text:span text:style-name="T18_5">chcąc</text:span><text:span text:style-name="T18_6"><text:s/></text:span><text:span text:style-name="T18_7">przestraszyć</text:span><text:span text:style-name="T18_8"><text:s/></text:span><text:span text:style-name="T18_9">mnie</text:span><text:span text:style-name="T18_10"><text:s/></text:span><text:span text:style-name="T18_11">jeszcze</text:span><text:span text:style-name="T18_12"><text:s/></text:span><text:span text:style-name="T18_13">bardziej</text:span><text:span text:style-name="T18_14">,<text:s/></text:span><text:span text:style-name="T18_15">zwariowało</text:span><text:span text:style-name="T18_16">.<text:s/></text:span><text:span text:style-name="T18_17">Zewsząd</text:span><text:span text:style-name="T18_18"><text:s/></text:span><text:span text:style-name="T18_19">rozbłyskiwały</text:span><text:span text:style-name="T18_20"><text:s/></text:span><text:span text:style-name="T18_21">jabłkowe</text:span><text:span text:style-name="T18_22"><text:s/></text:span><text:span text:style-name="T18_23">latarnie</text:span><text:span text:style-name="T18_24">,<text:s/></text:span><text:span text:style-name="T18_25">a</text:span><text:span text:style-name="T18_26"><text:s/></text:span><text:span text:style-name="T18_27">wzrok</text:span><text:span text:style-name="T18_28"><text:s/></text:span><text:span text:style-name="T18_29">płatał</text:span><text:span text:style-name="T18_30"><text:s/></text:span><text:span text:style-name="T18_31">mi</text:span><text:span text:style-name="T18_32"><text:s/></text:span><text:span text:style-name="T18_33">figle</text:span><text:span text:style-name="T18_34">,<text:s/></text:span><text:span text:style-name="T18_35">ukazując</text:span><text:span text:style-name="T18_36"><text:s/></text:span><text:span text:style-name="T18_37">czmychający</text:span><text:span text:style-name="T18_38"><text:s/></text:span><text:span text:style-name="T18_39">pomiędzy</text:span><text:span text:style-name="T18_40"><text:s/></text:span><text:span text:style-name="T18_41">krzakami</text:span><text:span text:style-name="T18_42"><text:s/></text:span><text:span text:style-name="T18_43">cień</text:span><text:span text:style-name="T18_44">.</text:span></text:p>
      <text:p text:style-name="P19"><text:span text:style-name="T19_1">W</text:span><text:span text:style-name="T19_2"><text:s/></text:span><text:span text:style-name="T19_3">końcu</text:span><text:span text:style-name="T19_4"><text:s/></text:span><text:span text:style-name="T19_5">nie</text:span><text:span text:style-name="T19_6"><text:s/></text:span><text:span text:style-name="T19_7">wytrzymałem</text:span><text:span text:style-name="T19_8">.<text:s/></text:span><text:span text:style-name="T19_9">Zacząłem</text:span><text:span text:style-name="T19_10"><text:s/></text:span><text:span text:style-name="T19_11">biec</text:span><text:span text:style-name="T19_12"><text:s/></text:span><text:span text:style-name="T19_13">na</text:span><text:span text:style-name="T19_14"><text:s/></text:span><text:span text:style-name="T19_15">oślep</text:span><text:span text:style-name="T19_16">,<text:s/></text:span><text:span text:style-name="T19_17">w</text:span><text:span text:style-name="T19_18"><text:s/></text:span><text:span text:style-name="T19_19">duchu</text:span><text:span text:style-name="T19_20"><text:s/></text:span><text:span text:style-name="T19_21">modląc</text:span><text:span text:style-name="T19_22"><text:s/></text:span><text:span text:style-name="T19_23">się</text:span><text:span text:style-name="T19_24">,<text:s/></text:span><text:span text:style-name="T19_25">by</text:span><text:span text:style-name="T19_26"><text:s/></text:span><text:span text:style-name="T19_27">jak</text:span><text:span text:style-name="T19_28"><text:s/></text:span><text:span text:style-name="T19_29">najszybciej</text:span><text:span text:style-name="T19_30"><text:s/></text:span><text:span text:style-name="T19_31">znaleźć</text:span><text:span text:style-name="T19_32"><text:s/></text:span><text:span text:style-name="T19_33">się</text:span><text:span text:style-name="T19_34"><text:s/></text:span><text:span text:style-name="T19_35">poza</text:span><text:span text:style-name="T19_36"><text:s/></text:span><text:span text:style-name="T19_37">zasięgiem</text:span><text:span text:style-name="T19_38"><text:s/></text:span><text:span text:style-name="T19_39">tych</text:span><text:span text:style-name="T19_40"><text:s/></text:span><text:span text:style-name="T19_41">przerażających</text:span><text:span text:style-name="T19_42"><text:s/></text:span><text:span text:style-name="T19_43">dziwów</text:span><text:span text:style-name="T19_44">.<text:s/></text:span><text:span text:style-name="T19_45">Już</text:span><text:span text:style-name="T19_46"><text:s/></text:span><text:span text:style-name="T19_47">zdawało</text:span><text:span text:style-name="T19_48"><text:s/></text:span><text:span text:style-name="T19_49">mi</text:span><text:span text:style-name="T19_50"><text:s/></text:span><text:span text:style-name="T19_51">się</text:span><text:span text:style-name="T19_52">,<text:s/></text:span><text:span text:style-name="T19_53">że</text:span><text:span text:style-name="T19_54"><text:s/></text:span><text:span text:style-name="T19_55">wydostałem</text:span><text:span text:style-name="T19_56"><text:s/></text:span><text:span text:style-name="T19_57">się</text:span><text:span text:style-name="T19_58"><text:s/></text:span><text:span text:style-name="T19_59">z</text:span><text:span text:style-name="T19_60"><text:s/></text:span><text:span text:style-name="T19_61">tego</text:span><text:span text:style-name="T19_62"><text:s/></text:span><text:span text:style-name="T19_63">piekła</text:span><text:span text:style-name="T19_64">,<text:s/></text:span><text:span text:style-name="T19_65">kiedy</text:span><text:span text:style-name="T19_66"><text:s/></text:span><text:span text:style-name="T19_67">zdębiały</text:span><text:span text:style-name="T19_68"><text:s/></text:span><text:span text:style-name="T19_69">zatrzymałem</text:span><text:span text:style-name="T19_70"><text:s/></text:span><text:span text:style-name="T19_71">się</text:span><text:span text:style-name="T19_72"><text:s/></text:span><text:span text:style-name="T19_73">pod</text:span><text:span text:style-name="T19_74"><text:s/></text:span><text:span text:style-name="T19_75">jednym</text:span><text:span text:style-name="T19_76"><text:s/></text:span><text:span text:style-name="T19_77">z</text:span><text:span text:style-name="T19_78"><text:s/></text:span><text:span text:style-name="T19_79">większych</text:span><text:span text:style-name="T19_80"><text:s/></text:span><text:span text:style-name="T19_81">drzew</text:span><text:span text:style-name="T19_82"><text:s/></text:span><text:span text:style-name="T19_83">w</text:span><text:span text:style-name="T19_84"><text:s/></text:span><text:span text:style-name="T19_85">sadzie</text:span><text:span text:style-name="T19_86">,<text:s/></text:span><text:span text:style-name="T19_87">ogołoconym</text:span><text:span text:style-name="T19_88"><text:s/></text:span><text:span text:style-name="T19_89">z</text:span><text:span text:style-name="T19_90"><text:s/></text:span><text:span text:style-name="T19_91">liści</text:span><text:span text:style-name="T19_92"><text:s/></text:span><text:span text:style-name="T19_93">i</text:span><text:span text:style-name="T19_94"><text:s/></text:span><text:span text:style-name="T19_95">z</text:span><text:span text:style-name="T19_96"><text:s/></text:span><text:span text:style-name="T19_97">jednym</text:span><text:span text:style-name="T19_98"><text:s/></text:span><text:span text:style-name="T19_99">tylko</text:span><text:span text:style-name="T19_100"><text:s/></text:span><text:span text:style-name="T19_101">elementem</text:span><text:span text:style-name="T19_102"><text:s/></text:span><text:span text:style-name="T19_103">zwisającym</text:span><text:span text:style-name="T19_104"><text:s/></text:span><text:span text:style-name="T19_105">z</text:span><text:span text:style-name="T19_106"><text:s/></text:span><text:span text:style-name="T19_107">gałęzi</text:span><text:span text:style-name="T19_108"><text:s/></text:span><text:span text:style-name="T19_109">jak</text:span><text:span text:style-name="T19_110"><text:s/></text:span><text:span text:style-name="T19_111">jakiś</text:span><text:span text:style-name="T19_112"><text:s/></text:span><text:span text:style-name="T19_113">groteskowy</text:span><text:span text:style-name="T19_114"><text:s/></text:span><text:span text:style-name="T19_115">owoc</text:span><text:span text:style-name="T19_116">.</text:span></text:p>
      <text:p text:style-name="P20"><text:span text:style-name="T20_1">Lekko</text:span><text:span text:style-name="T20_2"><text:s/></text:span><text:span text:style-name="T20_3">poruszający</text:span><text:span text:style-name="T20_4"><text:s/></text:span><text:span text:style-name="T20_5">się</text:span><text:span text:style-name="T20_6"><text:s/></text:span><text:span text:style-name="T20_7">obiekt</text:span><text:span text:style-name="T20_8"><text:s/></text:span><text:span text:style-name="T20_9">wyglądał</text:span><text:span text:style-name="T20_10"><text:s/></text:span><text:span text:style-name="T20_11">jak</text:span><text:span text:style-name="T20_12"><text:s/></text:span><text:span text:style-name="T20_13">odrobinę</text:span><text:span text:style-name="T20_14"><text:s/></text:span><text:span text:style-name="T20_15">przezroczysty</text:span><text:span text:style-name="T20_16">,<text:s/></text:span><text:span text:style-name="T20_17">monstrualnych</text:span><text:span text:style-name="T20_18"><text:s/></text:span><text:span text:style-name="T20_19">rozmiarów</text:span><text:span text:style-name="T20_20"><text:s/></text:span><text:span text:style-name="T20_21">nietoperz</text:span><text:span text:style-name="T20_22"><text:s/></text:span><text:span text:style-name="T20_23">owinięty</text:span><text:span text:style-name="T20_24"><text:s/></text:span><text:span text:style-name="T20_25">błoną</text:span><text:span text:style-name="T20_26"><text:s/></text:span><text:span text:style-name="T20_27">swoich</text:span><text:span text:style-name="T20_28"><text:s/></text:span><text:span text:style-name="T20_29">skrzydeł</text:span><text:span text:style-name="T20_30">.<text:s/></text:span><text:span text:style-name="T20_31">To</text:span><text:span text:style-name="T20_32"><text:s/></text:span><text:span text:style-name="T20_33">jednak</text:span><text:span text:style-name="T20_34"><text:s/></text:span><text:span text:style-name="T20_35">nie</text:span><text:span text:style-name="T20_36"><text:s/></text:span><text:span text:style-name="T20_37">był</text:span><text:span text:style-name="T20_38"><text:s/></text:span><text:span text:style-name="T20_39">nietoperz</text:span><text:span text:style-name="T20_40">.<text:s/></text:span><text:span text:style-name="T20_41">Stwór</text:span><text:span text:style-name="T20_42">,<text:s/></text:span><text:span text:style-name="T20_43">wyczuwszy</text:span><text:span text:style-name="T20_44"><text:s/></text:span><text:span text:style-name="T20_45">moją</text:span><text:span text:style-name="T20_46"><text:s/></text:span><text:span text:style-name="T20_47">obecność</text:span><text:span text:style-name="T20_48">,<text:s/></text:span><text:span text:style-name="T20_49">gwałtowanie</text:span><text:span text:style-name="T20_50"><text:s/></text:span><text:span text:style-name="T20_51">rozpostarł</text:span><text:span text:style-name="T20_52"><text:s/></text:span><text:span text:style-name="T20_53">skrzydła</text:span><text:span text:style-name="T20_54">,<text:s/></text:span><text:span text:style-name="T20_55">ukazując</text:span><text:span text:style-name="T20_56"><text:s/></text:span><text:span text:style-name="T20_57">postać</text:span><text:span text:style-name="T20_58">,<text:s/></text:span><text:span text:style-name="T20_59">której</text:span><text:span text:style-name="T20_60"><text:s/></text:span><text:span text:style-name="T20_61">najbardziej</text:span><text:span text:style-name="T20_62"><text:s/></text:span><text:span text:style-name="T20_63">chory</text:span><text:span text:style-name="T20_64"><text:s/></text:span><text:span text:style-name="T20_65">umysł</text:span><text:span text:style-name="T20_66"><text:s/></text:span><text:span text:style-name="T20_67">nie</text:span><text:span text:style-name="T20_68"><text:s/></text:span><text:span text:style-name="T20_69">potrafiłby</text:span><text:span text:style-name="T20_70"><text:s/></text:span><text:span text:style-name="T20_71">stworzyć</text:span><text:span text:style-name="T20_72">.<text:s/></text:span><text:span text:style-name="T20_73">Nie</text:span><text:span text:style-name="T20_74"><text:s/></text:span><text:span text:style-name="T20_75">wiem</text:span><text:span text:style-name="T20_76">,<text:s/></text:span><text:span text:style-name="T20_77">czy</text:span><text:span text:style-name="T20_78"><text:s/></text:span><text:span text:style-name="T20_79">strach</text:span><text:span text:style-name="T20_80"><text:s/></text:span><text:span text:style-name="T20_81">nie</text:span><text:span text:style-name="T20_82"><text:s/></text:span><text:span text:style-name="T20_83">deformuje</text:span><text:span text:style-name="T20_84"><text:s/></text:span><text:span text:style-name="T20_85">teraz</text:span><text:span text:style-name="T20_86"><text:s/></text:span><text:span text:style-name="T20_87">moich</text:span><text:span text:style-name="T20_88"><text:s/></text:span><text:span text:style-name="T20_89">wspomnień</text:span><text:span text:style-name="T20_90">,<text:s/></text:span><text:span text:style-name="T20_91">lecz</text:span><text:span text:style-name="T20_92"><text:s/></text:span><text:span text:style-name="T20_93">z</text:span><text:span text:style-name="T20_94"><text:s/></text:span><text:span text:style-name="T20_95">całą</text:span><text:span text:style-name="T20_96"><text:s/></text:span><text:span text:style-name="T20_97">stanowczością</text:span><text:span text:style-name="T20_98"><text:s/></text:span><text:span text:style-name="T20_99">mogę</text:span><text:span text:style-name="T20_100"><text:s/></text:span><text:span text:style-name="T20_101">stwierdzić</text:span><text:span text:style-name="T20_102">,<text:s/></text:span><text:span text:style-name="T20_103">że</text:span><text:span text:style-name="T20_104"><text:s/></text:span><text:span text:style-name="T20_105">długie</text:span><text:span text:style-name="T20_106"><text:s/></text:span><text:span text:style-name="T20_107">włosy</text:span><text:span text:style-name="T20_108"><text:s/></text:span><text:span text:style-name="T20_109">zjawy</text:span><text:span text:style-name="T20_110"><text:s/></text:span><text:span text:style-name="T20_111">miały</text:span><text:span text:style-name="T20_112"><text:s/></text:span><text:span text:style-name="T20_113">w</text:span><text:span text:style-name="T20_114"><text:s/></text:span><text:span text:style-name="T20_115">sobie</text:span><text:span text:style-name="T20_116"><text:s/></text:span><text:span text:style-name="T20_117">blask</text:span><text:span text:style-name="T20_118">,<text:s/></text:span><text:span text:style-name="T20_119">jaki</text:span><text:span text:style-name="T20_120"><text:s/></text:span><text:span text:style-name="T20_121">widzi</text:span><text:span text:style-name="T20_122"><text:s/></text:span><text:span text:style-name="T20_123">się</text:span><text:span text:style-name="T20_124"><text:s/></text:span><text:span text:style-name="T20_125">we</text:span><text:span text:style-name="T20_126"><text:s/></text:span><text:span text:style-name="T20_127">fryzurach</text:span><text:span text:style-name="T20_128"><text:s/></text:span><text:span text:style-name="T20_129">młodych</text:span><text:span text:style-name="T20_130"><text:s/></text:span><text:span text:style-name="T20_131">klaczy</text:span><text:span text:style-name="T20_132">,<text:s/></text:span><text:span text:style-name="T20_133">a</text:span><text:span text:style-name="T20_134"><text:s/></text:span><text:span text:style-name="T20_135">sierść</text:span><text:span text:style-name="T20_136"><text:s/></text:span><text:span text:style-name="T20_137">mogłaby</text:span><text:span text:style-name="T20_138"><text:s/></text:span><text:span text:style-name="T20_139">być</text:span><text:span text:style-name="T20_140"><text:s/></text:span><text:span text:style-name="T20_141">uznana</text:span><text:span text:style-name="T20_142"><text:s/></text:span><text:span text:style-name="T20_143">za</text:span><text:span text:style-name="T20_144"><text:s/></text:span><text:span text:style-name="T20_145">ładną</text:span><text:span text:style-name="T20_146">,<text:s/></text:span><text:span text:style-name="T20_147">gdyby</text:span><text:span text:style-name="T20_148"><text:s/></text:span><text:span text:style-name="T20_149">jej</text:span><text:span text:style-name="T20_150"><text:s/></text:span><text:span text:style-name="T20_151">upiorna</text:span><text:span text:style-name="T20_152"><text:s/></text:span><text:span text:style-name="T20_153">bladość</text:span><text:span text:style-name="T20_154"><text:s/></text:span><text:span text:style-name="T20_155">nie</text:span><text:span text:style-name="T20_156"><text:s/></text:span><text:span text:style-name="T20_157">kontrastowała</text:span><text:span text:style-name="T20_158"><text:s/></text:span><text:span text:style-name="T20_159">ze</text:span><text:span text:style-name="T20_160"><text:s/></text:span><text:span text:style-name="T20_161">szkarłatem</text:span><text:span text:style-name="T20_162"><text:s/></text:span><text:span text:style-name="T20_163">oczu</text:span><text:span text:style-name="T20_164">,<text:s/></text:span><text:span text:style-name="T20_165">na</text:span><text:span text:style-name="T20_166"><text:s/></text:span><text:span text:style-name="T20_167">widok</text:span><text:span text:style-name="T20_168"><text:s/></text:span><text:span text:style-name="T20_169">których</text:span><text:span text:style-name="T20_170"><text:s/></text:span><text:span text:style-name="T20_171">natychmiast</text:span><text:span text:style-name="T20_172"><text:s/></text:span><text:span text:style-name="T20_173">nabrałem</text:span><text:span text:style-name="T20_174"><text:s/></text:span><text:span text:style-name="T20_175">nowych</text:span><text:span text:style-name="T20_176"><text:s/></text:span><text:span text:style-name="T20_177">sił</text:span><text:span text:style-name="T20_178"><text:s/></text:span><text:span text:style-name="T20_179">na</text:span><text:span text:style-name="T20_180"><text:s/></text:span><text:span text:style-name="T20_181">ucieczkę</text:span><text:span text:style-name="T20_182">.</text:span></text:p>
      <text:p text:style-name="P21"><text:span text:style-name="T21_1">Trudno</text:span><text:span text:style-name="T21_2"><text:s/></text:span><text:span text:style-name="T21_3">mi</text:span><text:span text:style-name="T21_4"><text:s/></text:span><text:span text:style-name="T21_5">określić</text:span><text:span text:style-name="T21_6">,<text:s/></text:span><text:span text:style-name="T21_7">jak</text:span><text:span text:style-name="T21_8"><text:s/></text:span><text:span text:style-name="T21_9">zdołałem</text:span><text:span text:style-name="T21_10"><text:s/></text:span><text:span text:style-name="T21_11">umknąć</text:span><text:span text:style-name="T21_12"><text:s/></text:span><text:span text:style-name="T21_13">przed</text:span><text:span text:style-name="T21_14"><text:s/></text:span><text:span text:style-name="T21_15">poczwarą</text:span><text:span text:style-name="T21_16">,<text:s/></text:span><text:span text:style-name="T21_17">która</text:span><text:span text:style-name="T21_18"><text:s/></text:span><text:span text:style-name="T21_19">być</text:span><text:span text:style-name="T21_20"><text:s/></text:span><text:span text:style-name="T21_21">może</text:span><text:span text:style-name="T21_22"><text:s/></text:span><text:span text:style-name="T21_23">goniła</text:span><text:span text:style-name="T21_24"><text:s/></text:span><text:span text:style-name="T21_25">mnie</text:span><text:span text:style-name="T21_26"><text:s/></text:span><text:span text:style-name="T21_27">tylko</text:span><text:span text:style-name="T21_28"><text:s/></text:span><text:span text:style-name="T21_29">w</text:span><text:span text:style-name="T21_30"><text:s/></text:span><text:span text:style-name="T21_31">moim</text:span><text:span text:style-name="T21_32"><text:s/></text:span><text:span text:style-name="T21_33">wyobrażeniu</text:span><text:span text:style-name="T21_34">.<text:s/></text:span><text:span text:style-name="T21_35">Faktem</text:span><text:span text:style-name="T21_36"><text:s/></text:span><text:span text:style-name="T21_37">jest</text:span><text:span text:style-name="T21_38">,<text:s/></text:span><text:span text:style-name="T21_39">że</text:span><text:span text:style-name="T21_40"><text:s/></text:span><text:span text:style-name="T21_41">gdy</text:span><text:span text:style-name="T21_42"><text:s/></text:span><text:span text:style-name="T21_43">odważyłem</text:span><text:span text:style-name="T21_44"><text:s/></text:span><text:span text:style-name="T21_45">się</text:span><text:span text:style-name="T21_46"><text:s/></text:span><text:span text:style-name="T21_47">obejrzeć</text:span><text:span text:style-name="T21_48">,<text:s/></text:span><text:span text:style-name="T21_49">byłem</text:span><text:span text:style-name="T21_50"><text:s/></text:span><text:span text:style-name="T21_51">już</text:span><text:span text:style-name="T21_52"><text:s/></text:span><text:span text:style-name="T21_53">przy</text:span><text:span text:style-name="T21_54"><text:s/></text:span><text:span text:style-name="T21_55">znajomym</text:span><text:span text:style-name="T21_56">,<text:s/></text:span><text:span text:style-name="T21_57">spalonym</text:span><text:span text:style-name="T21_58"><text:s/></text:span><text:span text:style-name="T21_59">do</text:span><text:span text:style-name="T21_60"><text:s/></text:span><text:span text:style-name="T21_61">cna</text:span><text:span text:style-name="T21_62"><text:s/></text:span><text:span text:style-name="T21_63">budynku</text:span><text:span text:style-name="T21_64">,<text:s/></text:span><text:span text:style-name="T21_65">a</text:span><text:span text:style-name="T21_66"><text:s/></text:span><text:span text:style-name="T21_67">w</text:span><text:span text:style-name="T21_68"><text:s/></text:span><text:span text:style-name="T21_69">oddali</text:span><text:span text:style-name="T21_70"><text:s/></text:span><text:span text:style-name="T21_71">ponownie</text:span><text:span text:style-name="T21_72"><text:s/></text:span><text:span text:style-name="T21_73">widniały</text:span><text:span text:style-name="T21_74"><text:s/></text:span><text:span text:style-name="T21_75">jedynie</text:span><text:span text:style-name="T21_76"><text:s/></text:span><text:span text:style-name="T21_77">puste</text:span><text:span text:style-name="T21_78"><text:s/></text:span><text:span text:style-name="T21_79">pola</text:span><text:span text:style-name="T21_80">,<text:s/></text:span><text:span text:style-name="T21_81">bez</text:span><text:span text:style-name="T21_82"><text:s/></text:span><text:span text:style-name="T21_83">śladu</text:span><text:span text:style-name="T21_84"><text:s/></text:span><text:span text:style-name="T21_85">grozy</text:span><text:span text:style-name="T21_86">,<text:s/></text:span><text:span text:style-name="T21_87">jaką</text:span><text:span text:style-name="T21_88"><text:s/></text:span><text:span text:style-name="T21_89">przedtem</text:span><text:span text:style-name="T21_90"><text:s/></text:span><text:span text:style-name="T21_91">tam</text:span><text:span text:style-name="T21_92"><text:s/></text:span><text:span text:style-name="T21_93">ujrzałem</text:span><text:span text:style-name="T21_94">.</text:span></text:p>
      <text:p text:style-name="P22"><text:span text:style-name="T22_1">Nie</text:span><text:span text:style-name="T22_2"><text:s/></text:span><text:span text:style-name="T22_3">ma</text:span><text:span text:style-name="T22_4"><text:s/></text:span><text:span text:style-name="T22_5">dnia</text:span><text:span text:style-name="T22_6">,<text:s/></text:span><text:span text:style-name="T22_7">w</text:span><text:span text:style-name="T22_8"><text:s/></text:span><text:span text:style-name="T22_9">którym</text:span><text:span text:style-name="T22_10"><text:s/></text:span><text:span text:style-name="T22_11">nie</text:span><text:span text:style-name="T22_12"><text:s/></text:span><text:span text:style-name="T22_13">staram</text:span><text:span text:style-name="T22_14"><text:s/></text:span><text:span text:style-name="T22_15">się</text:span><text:span text:style-name="T22_16"><text:s/></text:span><text:span text:style-name="T22_17">przekonać</text:span><text:span text:style-name="T22_18"><text:s/></text:span><text:span text:style-name="T22_19">samego</text:span><text:span text:style-name="T22_20"><text:s/></text:span><text:span text:style-name="T22_21">siebie</text:span><text:span text:style-name="T22_22">,<text:s/></text:span><text:span text:style-name="T22_23">że</text:span><text:span text:style-name="T22_24"><text:s/></text:span><text:span text:style-name="T22_25">były</text:span><text:span text:style-name="T22_26"><text:s/></text:span><text:span text:style-name="T22_27">to</text:span><text:span text:style-name="T22_28"><text:s/></text:span><text:span text:style-name="T22_29">koszmarne</text:span><text:span text:style-name="T22_30"><text:s/></text:span><text:span text:style-name="T22_31">sny</text:span><text:span text:style-name="T22_32">,<text:s/></text:span><text:span text:style-name="T22_33">a</text:span><text:span text:style-name="T22_34"><text:s/></text:span><text:span text:style-name="T22_35">goniącą</text:span><text:span text:style-name="T22_36"><text:s/></text:span><text:span text:style-name="T22_37">mnie</text:span><text:span text:style-name="T22_38"><text:s/></text:span><text:span text:style-name="T22_39">zjawą</text:span><text:span text:style-name="T22_40"><text:s/></text:span><text:span text:style-name="T22_41">był</text:span><text:span text:style-name="T22_42"><text:s/></text:span><text:span text:style-name="T22_43">tylko</text:span><text:span text:style-name="T22_44"><text:s/></text:span><text:span text:style-name="T22_45">bajkowy</text:span><text:span text:style-name="T22_46"><text:s/></text:span><text:span text:style-name="T22_47">Lanternjack</text:span><text:span text:style-name="T22_48">,<text:s/></text:span><text:span text:style-name="T22_49">którego</text:span><text:span text:style-name="T22_50"><text:s/></text:span><text:span text:style-name="T22_51">zgodnie</text:span><text:span text:style-name="T22_52"><text:s/></text:span><text:span text:style-name="T22_53">z</text:span><text:span text:style-name="T22_54"><text:s/></text:span><text:span text:style-name="T22_55">ponyvillskim</text:span><text:span text:style-name="T22_56"><text:s/></text:span><text:span text:style-name="T22_57">zwyczajem</text:span><text:span text:style-name="T22_58"><text:s/></text:span><text:span text:style-name="T22_59">odpędzają</text:span><text:span text:style-name="T22_60"><text:s/></text:span><text:span text:style-name="T22_61">małe</text:span><text:span text:style-name="T22_62">,<text:s/></text:span><text:span text:style-name="T22_63">jabłkowe</text:span><text:span text:style-name="T22_64"><text:s/></text:span><text:span text:style-name="T22_65">latarenki</text:span><text:span text:style-name="T22_66">.<text:s/></text:span><text:span text:style-name="T22_67">Nie</text:span><text:span text:style-name="T22_68"><text:s/></text:span><text:span text:style-name="T22_69">wiem</text:span><text:span text:style-name="T22_70">.<text:s/></text:span><text:span text:style-name="T22_71">Nigdy</text:span><text:span text:style-name="T22_72"><text:s/></text:span><text:span text:style-name="T22_73">nie</text:span><text:span text:style-name="T22_74"><text:s/></text:span><text:span text:style-name="T22_75">znalazłem</text:span><text:span text:style-name="T22_76"><text:s/></text:span><text:span text:style-name="T22_77">w</text:span><text:span text:style-name="T22_78"><text:s/></text:span><text:span text:style-name="T22_79">sobie</text:span><text:span text:style-name="T22_80"><text:s/></text:span><text:span text:style-name="T22_81">odwagi</text:span><text:span text:style-name="T22_82">,<text:s/></text:span><text:span text:style-name="T22_83">by</text:span><text:span text:style-name="T22_84"><text:s/></text:span><text:span text:style-name="T22_85">dalej</text:span><text:span text:style-name="T22_86"><text:s/></text:span><text:span text:style-name="T22_87">badać</text:span><text:span text:style-name="T22_88"><text:s/></text:span><text:span text:style-name="T22_89">zagadkę</text:span><text:span text:style-name="T22_90"><text:s/></text:span><text:span text:style-name="T22_91">Akrów</text:span><text:span text:style-name="T22_92"><text:s/></text:span><text:span text:style-name="T22_93">Słodkich</text:span><text:span text:style-name="T22_94"><text:s/></text:span><text:span text:style-name="T22_95">Jabłek</text:span><text:span text:style-name="T22_96">.</text:span></text:p>
      <text:p text:style-name="P23"/>
      <text:p text:style-name="P24"><text:span text:style-name="T24_1">Link</text:span><text:span text:style-name="T24_2"><text:s/></text:span><text:span text:style-name="T24_3">do</text:span><text:span text:style-name="T24_4"><text:s/></text:span><text:span text:style-name="T24_5">obrazka</text:span><text:span text:style-name="T24_6"><text:s/>(</text:span><text:span text:style-name="T24_7">wybór</text:span><text:span text:style-name="T24_8"><text:s/></text:span><text:span text:style-name="T24_9">autora</text:span><text:span text:style-name="T24_10">):<text:s/></text:span><text:span text:style-name="T24_11"><text:a xlink:type="simple" xlink:href="http://fc06.deviantart.net/fs71/f/2015/001/7/b/_fallout_equestria_sweet_apple_acres_by_turbopower1000-d8c3yg4.png"><text:span text:style-name="T24_12">http</text:span></text:a></text:span><text:span text:style-name="T24_13"><text:a xlink:type="simple" xlink:href="http://fc06.deviantart.net/fs71/f/2015/001/7/b/_fallout_equestria_sweet_apple_acres_by_turbopower1000-d8c3yg4.png"><text:span text:style-name="T24_14">://</text:span></text:a></text:span><text:span text:style-name="T24_15"><text:a xlink:type="simple" xlink:href="http://fc06.deviantart.net/fs71/f/2015/001/7/b/_fallout_equestria_sweet_apple_acres_by_turbopower1000-d8c3yg4.png"><text:span text:style-name="T24_16">fc</text:span></text:a></text:span><text:span text:style-name="T24_17"><text:a xlink:type="simple" xlink:href="http://fc06.deviantart.net/fs71/f/2015/001/7/b/_fallout_equestria_sweet_apple_acres_by_turbopower1000-d8c3yg4.png"><text:span text:style-name="T24_18">06.</text:span></text:a></text:span><text:span text:style-name="T24_19"><text:a xlink:type="simple" xlink:href="http://fc06.deviantart.net/fs71/f/2015/001/7/b/_fallout_equestria_sweet_apple_acres_by_turbopower1000-d8c3yg4.png"><text:span text:style-name="T24_20">deviantart</text:span></text:a></text:span><text:span text:style-name="T24_21"><text:a xlink:type="simple" xlink:href="http://fc06.deviantart.net/fs71/f/2015/001/7/b/_fallout_equestria_sweet_apple_acres_by_turbopower1000-d8c3yg4.png"><text:span text:style-name="T24_22">.</text:span></text:a></text:span><text:span text:style-name="T24_23"><text:a xlink:type="simple" xlink:href="http://fc06.deviantart.net/fs71/f/2015/001/7/b/_fallout_equestria_sweet_apple_acres_by_turbopower1000-d8c3yg4.png"><text:span text:style-name="T24_24">net</text:span></text:a></text:span><text:span text:style-name="T24_25"><text:a xlink:type="simple" xlink:href="http://fc06.deviantart.net/fs71/f/2015/001/7/b/_fallout_equestria_sweet_apple_acres_by_turbopower1000-d8c3yg4.png"><text:span text:style-name="T24_26">/</text:span></text:a></text:span><text:span text:style-name="T24_27"><text:a xlink:type="simple" xlink:href="http://fc06.deviantart.net/fs71/f/2015/001/7/b/_fallout_equestria_sweet_apple_acres_by_turbopower1000-d8c3yg4.png"><text:span text:style-name="T24_28">fs</text:span></text:a></text:span><text:span text:style-name="T24_29"><text:a xlink:type="simple" xlink:href="http://fc06.deviantart.net/fs71/f/2015/001/7/b/_fallout_equestria_sweet_apple_acres_by_turbopower1000-d8c3yg4.png"><text:span text:style-name="T24_30">71/</text:span></text:a></text:span><text:span text:style-name="T24_31"><text:a xlink:type="simple" xlink:href="http://fc06.deviantart.net/fs71/f/2015/001/7/b/_fallout_equestria_sweet_apple_acres_by_turbopower1000-d8c3yg4.png"><text:span text:style-name="T24_32">f</text:span></text:a></text:span><text:span text:style-name="T24_33"><text:a xlink:type="simple" xlink:href="http://fc06.deviantart.net/fs71/f/2015/001/7/b/_fallout_equestria_sweet_apple_acres_by_turbopower1000-d8c3yg4.png"><text:span text:style-name="T24_34">/2015/001/7/</text:span></text:a></text:span><text:span text:style-name="T24_35"><text:a xlink:type="simple" xlink:href="http://fc06.deviantart.net/fs71/f/2015/001/7/b/_fallout_equestria_sweet_apple_acres_by_turbopower1000-d8c3yg4.png"><text:span text:style-name="T24_36">b</text:span></text:a></text:span><text:span text:style-name="T24_37"><text:a xlink:type="simple" xlink:href="http://fc06.deviantart.net/fs71/f/2015/001/7/b/_fallout_equestria_sweet_apple_acres_by_turbopower1000-d8c3yg4.png"><text:span text:style-name="T24_38">/_</text:span></text:a></text:span><text:span text:style-name="T24_39"><text:a xlink:type="simple" xlink:href="http://fc06.deviantart.net/fs71/f/2015/001/7/b/_fallout_equestria_sweet_apple_acres_by_turbopower1000-d8c3yg4.png"><text:span text:style-name="T24_40">fallout</text:span></text:a></text:span><text:span text:style-name="T24_41"><text:a xlink:type="simple" xlink:href="http://fc06.deviantart.net/fs71/f/2015/001/7/b/_fallout_equestria_sweet_apple_acres_by_turbopower1000-d8c3yg4.png"><text:span text:style-name="T24_42">_</text:span></text:a></text:span><text:span text:style-name="T24_43"><text:a xlink:type="simple" xlink:href="http://fc06.deviantart.net/fs71/f/2015/001/7/b/_fallout_equestria_sweet_apple_acres_by_turbopower1000-d8c3yg4.png"><text:span text:style-name="T24_44">equestria</text:span></text:a></text:span><text:span text:style-name="T24_45"><text:a xlink:type="simple" xlink:href="http://fc06.deviantart.net/fs71/f/2015/001/7/b/_fallout_equestria_sweet_apple_acres_by_turbopower1000-d8c3yg4.png"><text:span text:style-name="T24_46">_</text:span></text:a></text:span><text:span text:style-name="T24_47"><text:a xlink:type="simple" xlink:href="http://fc06.deviantart.net/fs71/f/2015/001/7/b/_fallout_equestria_sweet_apple_acres_by_turbopower1000-d8c3yg4.png"><text:span text:style-name="T24_48">sweet</text:span></text:a></text:span><text:span text:style-name="T24_49"><text:a xlink:type="simple" xlink:href="http://fc06.deviantart.net/fs71/f/2015/001/7/b/_fallout_equestria_sweet_apple_acres_by_turbopower1000-d8c3yg4.png"><text:span text:style-name="T24_50">_</text:span></text:a></text:span><text:span text:style-name="T24_51"><text:a xlink:type="simple" xlink:href="http://fc06.deviantart.net/fs71/f/2015/001/7/b/_fallout_equestria_sweet_apple_acres_by_turbopower1000-d8c3yg4.png"><text:span text:style-name="T24_52">apple</text:span></text:a></text:span><text:span text:style-name="T24_53"><text:a xlink:type="simple" xlink:href="http://fc06.deviantart.net/fs71/f/2015/001/7/b/_fallout_equestria_sweet_apple_acres_by_turbopower1000-d8c3yg4.png"><text:span text:style-name="T24_54">_</text:span></text:a></text:span><text:span text:style-name="T24_55"><text:a xlink:type="simple" xlink:href="http://fc06.deviantart.net/fs71/f/2015/001/7/b/_fallout_equestria_sweet_apple_acres_by_turbopower1000-d8c3yg4.png"><text:span text:style-name="T24_56">acres</text:span></text:a></text:span><text:span text:style-name="T24_57"><text:a xlink:type="simple" xlink:href="http://fc06.deviantart.net/fs71/f/2015/001/7/b/_fallout_equestria_sweet_apple_acres_by_turbopower1000-d8c3yg4.png"><text:span text:style-name="T24_58">_</text:span></text:a></text:span><text:span text:style-name="T24_59"><text:a xlink:type="simple" xlink:href="http://fc06.deviantart.net/fs71/f/2015/001/7/b/_fallout_equestria_sweet_apple_acres_by_turbopower1000-d8c3yg4.png"><text:span text:style-name="T24_60">by</text:span></text:a></text:span><text:span text:style-name="T24_61"><text:a xlink:type="simple" xlink:href="http://fc06.deviantart.net/fs71/f/2015/001/7/b/_fallout_equestria_sweet_apple_acres_by_turbopower1000-d8c3yg4.png"><text:span text:style-name="T24_62">_</text:span></text:a></text:span><text:span text:style-name="T24_63"><text:a xlink:type="simple" xlink:href="http://fc06.deviantart.net/fs71/f/2015/001/7/b/_fallout_equestria_sweet_apple_acres_by_turbopower1000-d8c3yg4.png"><text:span text:style-name="T24_64">turbopower</text:span></text:a></text:span><text:span text:style-name="T24_65"><text:a xlink:type="simple" xlink:href="http://fc06.deviantart.net/fs71/f/2015/001/7/b/_fallout_equestria_sweet_apple_acres_by_turbopower1000-d8c3yg4.png"><text:span text:style-name="T24_66">1000-</text:span></text:a></text:span><text:span text:style-name="T24_67"><text:a xlink:type="simple" xlink:href="http://fc06.deviantart.net/fs71/f/2015/001/7/b/_fallout_equestria_sweet_apple_acres_by_turbopower1000-d8c3yg4.png"><text:span text:style-name="T24_68">d</text:span></text:a></text:span><text:span text:style-name="T24_69"><text:a xlink:type="simple" xlink:href="http://fc06.deviantart.net/fs71/f/2015/001/7/b/_fallout_equestria_sweet_apple_acres_by_turbopower1000-d8c3yg4.png"><text:span text:style-name="T24_70">8</text:span></text:a></text:span><text:span text:style-name="T24_71"><text:a xlink:type="simple" xlink:href="http://fc06.deviantart.net/fs71/f/2015/001/7/b/_fallout_equestria_sweet_apple_acres_by_turbopower1000-d8c3yg4.png"><text:span text:style-name="T24_72">c</text:span></text:a></text:span><text:span text:style-name="T24_73"><text:a xlink:type="simple" xlink:href="http://fc06.deviantart.net/fs71/f/2015/001/7/b/_fallout_equestria_sweet_apple_acres_by_turbopower1000-d8c3yg4.png"><text:span text:style-name="T24_74">3</text:span></text:a></text:span><text:span text:style-name="T24_75"><text:a xlink:type="simple" xlink:href="http://fc06.deviantart.net/fs71/f/2015/001/7/b/_fallout_equestria_sweet_apple_acres_by_turbopower1000-d8c3yg4.png"><text:span text:style-name="T24_76">yg</text:span></text:a></text:span><text:span text:style-name="T24_77"><text:a xlink:type="simple" xlink:href="http://fc06.deviantart.net/fs71/f/2015/001/7/b/_fallout_equestria_sweet_apple_acres_by_turbopower1000-d8c3yg4.png"><text:span text:style-name="T24_78">4.</text:span></text:a></text:span><text:span text:style-name="T24_79"><text:a xlink:type="simple" xlink:href="http://fc06.deviantart.net/fs71/f/2015/001/7/b/_fallout_equestria_sweet_apple_acres_by_turbopower1000-d8c3yg4.png"><text:span text:style-name="T24_80">png</text:span></text:a></text:span></text:p>
      <text:p text:style-name="P25"><text:span text:style-name="T25_1">Link</text:span><text:span text:style-name="T25_2"><text:s/></text:span><text:span text:style-name="T25_3">do</text:span><text:span text:style-name="T25_4"><text:s/></text:span><text:span text:style-name="T25_5">źródła</text:span><text:span text:style-name="T25_6">:<text:s/></text:span><text:span text:style-name="T25_7"><text:a xlink:type="simple" xlink:href="http://turbopower1000.deviantart.com/art/Fallout-Equestria-Sweet-Apple-Acres-504069412"><text:span text:style-name="T25_8">http</text:span></text:a></text:span><text:span text:style-name="T25_9"><text:a xlink:type="simple" xlink:href="http://turbopower1000.deviantart.com/art/Fallout-Equestria-Sweet-Apple-Acres-504069412"><text:span text:style-name="T25_10">://</text:span></text:a></text:span><text:span text:style-name="T25_11"><text:a xlink:type="simple" xlink:href="http://turbopower1000.deviantart.com/art/Fallout-Equestria-Sweet-Apple-Acres-504069412"><text:span text:style-name="T25_12">turbopower</text:span></text:a></text:span><text:span text:style-name="T25_13"><text:a xlink:type="simple" xlink:href="http://turbopower1000.deviantart.com/art/Fallout-Equestria-Sweet-Apple-Acres-504069412"><text:span text:style-name="T25_14">1000.</text:span></text:a></text:span><text:span text:style-name="T25_15"><text:a xlink:type="simple" xlink:href="http://turbopower1000.deviantart.com/art/Fallout-Equestria-Sweet-Apple-Acres-504069412"><text:span text:style-name="T25_16">deviantart</text:span></text:a></text:span><text:span text:style-name="T25_17"><text:a xlink:type="simple" xlink:href="http://turbopower1000.deviantart.com/art/Fallout-Equestria-Sweet-Apple-Acres-504069412"><text:span text:style-name="T25_18">.</text:span></text:a></text:span><text:span text:style-name="T25_19"><text:a xlink:type="simple" xlink:href="http://turbopower1000.deviantart.com/art/Fallout-Equestria-Sweet-Apple-Acres-504069412"><text:span text:style-name="T25_20">com</text:span></text:a></text:span><text:span text:style-name="T25_21"><text:a xlink:type="simple" xlink:href="http://turbopower1000.deviantart.com/art/Fallout-Equestria-Sweet-Apple-Acres-504069412"><text:span text:style-name="T25_22">/</text:span></text:a></text:span><text:span text:style-name="T25_23"><text:a xlink:type="simple" xlink:href="http://turbopower1000.deviantart.com/art/Fallout-Equestria-Sweet-Apple-Acres-504069412"><text:span text:style-name="T25_24">art</text:span></text:a></text:span><text:span text:style-name="T25_25"><text:a xlink:type="simple" xlink:href="http://turbopower1000.deviantart.com/art/Fallout-Equestria-Sweet-Apple-Acres-504069412"><text:span text:style-name="T25_26">/</text:span></text:a></text:span><text:span text:style-name="T25_27"><text:a xlink:type="simple" xlink:href="http://turbopower1000.deviantart.com/art/Fallout-Equestria-Sweet-Apple-Acres-504069412"><text:span text:style-name="T25_28">Fallout</text:span></text:a></text:span><text:span text:style-name="T25_29"><text:a xlink:type="simple" xlink:href="http://turbopower1000.deviantart.com/art/Fallout-Equestria-Sweet-Apple-Acres-504069412"><text:span text:style-name="T25_30">-</text:span></text:a></text:span><text:span text:style-name="T25_31"><text:a xlink:type="simple" xlink:href="http://turbopower1000.deviantart.com/art/Fallout-Equestria-Sweet-Apple-Acres-504069412"><text:span text:style-name="T25_32">Equestria</text:span></text:a></text:span><text:span text:style-name="T25_33"><text:a xlink:type="simple" xlink:href="http://turbopower1000.deviantart.com/art/Fallout-Equestria-Sweet-Apple-Acres-504069412"><text:span text:style-name="T25_34">-</text:span></text:a></text:span><text:span text:style-name="T25_35"><text:a xlink:type="simple" xlink:href="http://turbopower1000.deviantart.com/art/Fallout-Equestria-Sweet-Apple-Acres-504069412"><text:span text:style-name="T25_36">Sweet</text:span></text:a></text:span><text:span text:style-name="T25_37"><text:a xlink:type="simple" xlink:href="http://turbopower1000.deviantart.com/art/Fallout-Equestria-Sweet-Apple-Acres-504069412"><text:span text:style-name="T25_38">-</text:span></text:a></text:span><text:span text:style-name="T25_39"><text:a xlink:type="simple" xlink:href="http://turbopower1000.deviantart.com/art/Fallout-Equestria-Sweet-Apple-Acres-504069412"><text:span text:style-name="T25_40">Apple</text:span></text:a></text:span><text:span text:style-name="T25_41"><text:a xlink:type="simple" xlink:href="http://turbopower1000.deviantart.com/art/Fallout-Equestria-Sweet-Apple-Acres-504069412"><text:span text:style-name="T25_42">-</text:span></text:a></text:span><text:span text:style-name="T25_43"><text:a xlink:type="simple" xlink:href="http://turbopower1000.deviantart.com/art/Fallout-Equestria-Sweet-Apple-Acres-504069412"><text:span text:style-name="T25_44">Acres</text:span></text:a></text:span><text:span text:style-name="T25_45"><text:a xlink:type="simple" xlink:href="http://turbopower1000.deviantart.com/art/Fallout-Equestria-Sweet-Apple-Acres-504069412"><text:span text:style-name="T25_46">-504069412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right" fo:break-before="auto" fo:line-height="115%" fo:margin-top="1.27cm" style:writing-mode="lr-tb"/>
    </style:style>
    <style:style style:name="T1_1" style:family="text"/>
  </office:automatic-styles>
  <office:master-styles>
    <style:master-page style:name="Standard" style:page-layout-name="pm1">
      <style:header>
        <text:p text:style-name="P1"><text:span text:style-name="T1_1"><text:page-number text:select-page="current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